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40.38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42.5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20.78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8.4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16.69mm"/>
    </style:style>
    <style:style style:name="co21" style:family="table-column">
      <style:table-column-properties fo:break-before="auto" style:column-width="33.57mm"/>
    </style:style>
    <style:style style:name="co22" style:family="table-column">
      <style:table-column-properties fo:break-before="auto" style:column-width="43.57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39.48mm"/>
    </style:style>
    <style:style style:name="co25" style:family="table-column">
      <style:table-column-properties fo:break-before="auto" style:column-width="69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9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ício 1'.A23"/>
      <style:map style:condition="cell-content()=0" style:apply-style-name="Binário0" style:base-cell-address="'Exercício 1'.A23"/>
      <style:map style:condition="cell-content()=0" style:apply-style-name="Accent" style:base-cell-address="'Exercício 1'.A23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ício 1'.A31"/>
      <style:map style:condition="cell-content()=0" style:apply-style-name="Binário0" style:base-cell-address="'Exercício 1'.A31"/>
      <style:map style:condition="cell-content()=0" style:apply-style-name="Accent" style:base-cell-address="'Exercício 1'.A31"/>
    </style:style>
    <style:style style:name="ce6" style:family="table-cell" style:parent-style-name="Default"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ício 1'.B15"/>
      <style:map style:condition="cell-content()=0" style:apply-style-name="Binário0" style:base-cell-address="'Exercício 1'.B15"/>
      <style:map style:condition="cell-content()=0" style:apply-style-name="Accent" style:base-cell-address="'Exercício 1'.B15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ício 1'.D7"/>
      <style:map style:condition="cell-content()=0" style:apply-style-name="Binário0" style:base-cell-address="'Exercício 1'.D7"/>
      <style:map style:condition="cell-content()=0" style:apply-style-name="Accent" style:base-cell-address="'Exercício 1'.D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1" style:apply-style-name="Binário1" style:base-cell-address="'Exercício 1'.F8"/>
      <style:map style:condition="cell-content()=0" style:apply-style-name="Binário0" style:base-cell-address="'Exercício 1'.F8"/>
      <style:map style:condition="cell-content()=0" style:apply-style-name="Accent" style:base-cell-address="'Exercício 1'.F8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F23"/>
      <style:map style:condition="cell-content()=0" style:apply-style-name="Binário0" style:base-cell-address="'Exercício 1'.F23"/>
      <style:map style:condition="cell-content()=0" style:apply-style-name="Accent" style:base-cell-address="'Exercício 1'.F23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F31"/>
      <style:map style:condition="cell-content()=0" style:apply-style-name="Binário0" style:base-cell-address="'Exercício 1'.F31"/>
      <style:map style:condition="cell-content()=0" style:apply-style-name="Accent" style:base-cell-address="'Exercício 1'.F31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I8"/>
      <style:map style:condition="cell-content()=0" style:apply-style-name="Binário0" style:base-cell-address="'Exercício 1'.I8"/>
      <style:map style:condition="cell-content()=0" style:apply-style-name="Accent" style:base-cell-address="'Exercício 1'.I8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L15"/>
      <style:map style:condition="cell-content()=0" style:apply-style-name="Binário0" style:base-cell-address="'Exercício 1'.L15"/>
      <style:map style:condition="cell-content()=0" style:apply-style-name="Accent" style:base-cell-address="'Exercício 1'.L15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L15"/>
      <style:map style:condition="cell-content()=0" style:apply-style-name="Binário0" style:base-cell-address="'Exercício 1'.L15"/>
      <style:map style:condition="cell-content()=0" style:apply-style-name="Accent" style:base-cell-address="'Exercício 1'.L15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L23"/>
      <style:map style:condition="cell-content()=0" style:apply-style-name="Binário0" style:base-cell-address="'Exercício 1'.L23"/>
      <style:map style:condition="cell-content()=0" style:apply-style-name="Accent" style:base-cell-address="'Exercício 1'.L23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L23"/>
      <style:map style:condition="cell-content()=0" style:apply-style-name="Binário0" style:base-cell-address="'Exercício 1'.L23"/>
      <style:map style:condition="cell-content()=0" style:apply-style-name="Accent" style:base-cell-address="'Exercício 1'.L2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L31"/>
      <style:map style:condition="cell-content()=0" style:apply-style-name="Binário0" style:base-cell-address="'Exercício 1'.L31"/>
      <style:map style:condition="cell-content()=0" style:apply-style-name="Accent" style:base-cell-address="'Exercício 1'.L3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L31"/>
      <style:map style:condition="cell-content()=0" style:apply-style-name="Binário0" style:base-cell-address="'Exercício 1'.L31"/>
      <style:map style:condition="cell-content()=0" style:apply-style-name="Accent" style:base-cell-address="'Exercício 1'.L31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L15"/>
      <style:map style:condition="cell-content()=0" style:apply-style-name="Binário0" style:base-cell-address="'Exercício 1'.L15"/>
      <style:map style:condition="cell-content()=0" style:apply-style-name="Accent" style:base-cell-address="'Exercício 1'.L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L23"/>
      <style:map style:condition="cell-content()=0" style:apply-style-name="Binário0" style:base-cell-address="'Exercício 1'.L23"/>
      <style:map style:condition="cell-content()=0" style:apply-style-name="Accent" style:base-cell-address="'Exercício 1'.L23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ício 1'.L31"/>
      <style:map style:condition="cell-content()=0" style:apply-style-name="Binário0" style:base-cell-address="'Exercício 1'.L31"/>
      <style:map style:condition="cell-content()=0" style:apply-style-name="Accent" style:base-cell-address="'Exercício 1'.L3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Binário1" style:base-cell-address="'Exercício 1'.L15"/>
      <style:map style:condition="cell-content()=0" style:apply-style-name="Binário0" style:base-cell-address="'Exercício 1'.L15"/>
      <style:map style:condition="cell-content()=0" style:apply-style-name="Accent" style:base-cell-address="'Exercício 1'.L15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Binário1" style:base-cell-address="'Exercício 1'.L23"/>
      <style:map style:condition="cell-content()=0" style:apply-style-name="Binário0" style:base-cell-address="'Exercício 1'.L23"/>
      <style:map style:condition="cell-content()=0" style:apply-style-name="Accent" style:base-cell-address="'Exercício 1'.L2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Binário1" style:base-cell-address="'Exercício 1'.L31"/>
      <style:map style:condition="cell-content()=0" style:apply-style-name="Binário0" style:base-cell-address="'Exercício 1'.L31"/>
      <style:map style:condition="cell-content()=0" style:apply-style-name="Accent" style:base-cell-address="'Exercício 1'.L31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L15"/>
      <style:map style:condition="cell-content()=0" style:apply-style-name="Binário0" style:base-cell-address="'Exercício 1'.L15"/>
      <style:map style:condition="cell-content()=0" style:apply-style-name="Accent" style:base-cell-address="'Exercício 1'.L15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L23"/>
      <style:map style:condition="cell-content()=0" style:apply-style-name="Binário0" style:base-cell-address="'Exercício 1'.L23"/>
      <style:map style:condition="cell-content()=0" style:apply-style-name="Accent" style:base-cell-address="'Exercício 1'.L23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ício 1'.L31"/>
      <style:map style:condition="cell-content()=0" style:apply-style-name="Binário0" style:base-cell-address="'Exercício 1'.L31"/>
      <style:map style:condition="cell-content()=0" style:apply-style-name="Accent" style:base-cell-address="'Exercício 1'.L3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Binário1" style:base-cell-address="'Exercício 1'.A7"/>
      <style:map style:condition="cell-content()=0" style:apply-style-name="Binário0" style:base-cell-address="'Exercício 1'.A7"/>
      <style:map style:condition="cell-content()=0" style:apply-style-name="Accent" style:base-cell-address="'Exercício 1'.A7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39" style:family="table-cell" style:parent-style-name="Default"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C51"/>
      <style:map style:condition="cell-content()=0" style:apply-style-name="Binário0" style:base-cell-address="'Exercicio 2'.C51"/>
      <style:map style:condition="cell-content()=0" style:apply-style-name="Accent" style:base-cell-address="'Exercicio 2'.C51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C53"/>
      <style:map style:condition="cell-content()=0" style:apply-style-name="Binário0" style:base-cell-address="'Exercicio 2'.C53"/>
      <style:map style:condition="cell-content()=0" style:apply-style-name="Accent" style:base-cell-address="'Exercicio 2'.C53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C55"/>
      <style:map style:condition="cell-content()=0" style:apply-style-name="Binário0" style:base-cell-address="'Exercicio 2'.C55"/>
      <style:map style:condition="cell-content()=0" style:apply-style-name="Accent" style:base-cell-address="'Exercicio 2'.C55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C57"/>
      <style:map style:condition="cell-content()=0" style:apply-style-name="Binário0" style:base-cell-address="'Exercicio 2'.C57"/>
      <style:map style:condition="cell-content()=0" style:apply-style-name="Accent" style:base-cell-address="'Exercicio 2'.C57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C59"/>
      <style:map style:condition="cell-content()=0" style:apply-style-name="Binário0" style:base-cell-address="'Exercicio 2'.C59"/>
      <style:map style:condition="cell-content()=0" style:apply-style-name="Accent" style:base-cell-address="'Exercicio 2'.C59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D51"/>
      <style:map style:condition="cell-content()=0" style:apply-style-name="Binário0" style:base-cell-address="'Exercicio 2'.D51"/>
      <style:map style:condition="cell-content()=0" style:apply-style-name="Accent" style:base-cell-address="'Exercicio 2'.D51"/>
    </style:style>
    <style:style style:name="ce46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48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E51"/>
      <style:map style:condition="cell-content()=0" style:apply-style-name="Binário0" style:base-cell-address="'Exercicio 2'.E51"/>
      <style:map style:condition="cell-content()=0" style:apply-style-name="Accent" style:base-cell-address="'Exercicio 2'.E5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E51"/>
      <style:map style:condition="cell-content()=0" style:apply-style-name="Binário0" style:base-cell-address="'Exercicio 2'.E51"/>
      <style:map style:condition="cell-content()=0" style:apply-style-name="Accent" style:base-cell-address="'Exercicio 2'.E51"/>
    </style:style>
    <style:style style:name="ce50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E51"/>
      <style:map style:condition="cell-content()=0" style:apply-style-name="Binário0" style:base-cell-address="'Exercicio 2'.E51"/>
      <style:map style:condition="cell-content()=0" style:apply-style-name="Accent" style:base-cell-address="'Exercicio 2'.E51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7" style:family="table-cell" style:parent-style-name="Default">
      <style:table-cell-properties fo:border="0.06pt solid #000000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8" style:family="table-cell" style:parent-style-name="Default"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K11"/>
      <style:map style:condition="cell-content()=0" style:apply-style-name="Binário0" style:base-cell-address="'Exercicio 2'.K11"/>
      <style:map style:condition="cell-content()=0" style:apply-style-name="Accent" style:base-cell-address="'Exercicio 2'.K11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K22"/>
      <style:map style:condition="cell-content()=0" style:apply-style-name="Binário0" style:base-cell-address="'Exercicio 2'.K22"/>
      <style:map style:condition="cell-content()=0" style:apply-style-name="Accent" style:base-cell-address="'Exercicio 2'.K22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K40"/>
      <style:map style:condition="cell-content()=0" style:apply-style-name="Binário0" style:base-cell-address="'Exercicio 2'.K40"/>
      <style:map style:condition="cell-content()=0" style:apply-style-name="Accent" style:base-cell-address="'Exercicio 2'.K40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K51"/>
      <style:map style:condition="cell-content()=0" style:apply-style-name="Binário0" style:base-cell-address="'Exercicio 2'.K51"/>
      <style:map style:condition="cell-content()=0" style:apply-style-name="Accent" style:base-cell-address="'Exercicio 2'.K51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K51"/>
      <style:map style:condition="cell-content()=0" style:apply-style-name="Binário0" style:base-cell-address="'Exercicio 2'.K51"/>
      <style:map style:condition="cell-content()=0" style:apply-style-name="Accent" style:base-cell-address="'Exercicio 2'.K51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K51"/>
      <style:map style:condition="cell-content()=0" style:apply-style-name="Binário0" style:base-cell-address="'Exercicio 2'.K51"/>
      <style:map style:condition="cell-content()=0" style:apply-style-name="Accent" style:base-cell-address="'Exercicio 2'.K51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K62"/>
      <style:map style:condition="cell-content()=0" style:apply-style-name="Binário0" style:base-cell-address="'Exercicio 2'.K62"/>
      <style:map style:condition="cell-content()=0" style:apply-style-name="Accent" style:base-cell-address="'Exercicio 2'.K62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K62"/>
      <style:map style:condition="cell-content()=0" style:apply-style-name="Binário0" style:base-cell-address="'Exercicio 2'.K62"/>
      <style:map style:condition="cell-content()=0" style:apply-style-name="Accent" style:base-cell-address="'Exercicio 2'.K62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K51"/>
      <style:map style:condition="cell-content()=0" style:apply-style-name="Binário0" style:base-cell-address="'Exercicio 2'.K51"/>
      <style:map style:condition="cell-content()=0" style:apply-style-name="Accent" style:base-cell-address="'Exercicio 2'.K51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K51"/>
      <style:map style:condition="cell-content()=0" style:apply-style-name="Binário0" style:base-cell-address="'Exercicio 2'.K51"/>
      <style:map style:condition="cell-content()=0" style:apply-style-name="Accent" style:base-cell-address="'Exercicio 2'.K51"/>
    </style:style>
    <style:style style:name="ce73" style:family="table-cell" style:parent-style-name="Default">
      <style:map style:condition="cell-content()=1" style:apply-style-name="Binário1" style:base-cell-address="'Exercicio 2'.K51"/>
      <style:map style:condition="cell-content()=0" style:apply-style-name="Binário0" style:base-cell-address="'Exercicio 2'.K51"/>
      <style:map style:condition="cell-content()=0" style:apply-style-name="Accent" style:base-cell-address="'Exercicio 2'.K5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K62"/>
      <style:map style:condition="cell-content()=0" style:apply-style-name="Binário0" style:base-cell-address="'Exercicio 2'.K62"/>
      <style:map style:condition="cell-content()=0" style:apply-style-name="Accent" style:base-cell-address="'Exercicio 2'.K62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L73"/>
      <style:map style:condition="cell-content()=0" style:apply-style-name="Binário0" style:base-cell-address="'Exercicio 2'.L73"/>
      <style:map style:condition="cell-content()=0" style:apply-style-name="Accent" style:base-cell-address="'Exercicio 2'.L73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L73"/>
      <style:map style:condition="cell-content()=0" style:apply-style-name="Binário0" style:base-cell-address="'Exercicio 2'.L73"/>
      <style:map style:condition="cell-content()=0" style:apply-style-name="Accent" style:base-cell-address="'Exercicio 2'.L73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L73"/>
      <style:map style:condition="cell-content()=0" style:apply-style-name="Binário0" style:base-cell-address="'Exercicio 2'.L73"/>
      <style:map style:condition="cell-content()=0" style:apply-style-name="Accent" style:base-cell-address="'Exercicio 2'.L73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N29"/>
      <style:map style:condition="cell-content()=0" style:apply-style-name="Binário0" style:base-cell-address="'Exercicio 2'.N29"/>
      <style:map style:condition="cell-content()=0" style:apply-style-name="Accent" style:base-cell-address="'Exercicio 2'.N29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N62"/>
      <style:map style:condition="cell-content()=0" style:apply-style-name="Binário0" style:base-cell-address="'Exercicio 2'.N62"/>
      <style:map style:condition="cell-content()=0" style:apply-style-name="Accent" style:base-cell-address="'Exercicio 2'.N62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N62"/>
      <style:map style:condition="cell-content()=0" style:apply-style-name="Binário0" style:base-cell-address="'Exercicio 2'.N62"/>
      <style:map style:condition="cell-content()=0" style:apply-style-name="Accent" style:base-cell-address="'Exercicio 2'.N62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N62"/>
      <style:map style:condition="cell-content()=0" style:apply-style-name="Binário0" style:base-cell-address="'Exercicio 2'.N62"/>
      <style:map style:condition="cell-content()=0" style:apply-style-name="Accent" style:base-cell-address="'Exercicio 2'.N62"/>
    </style:style>
    <style:style style:name="ce84" style:family="table-cell" style:parent-style-name="Default">
      <style:map style:condition="cell-content()=1" style:apply-style-name="Binário1" style:base-cell-address="'Exercicio 2'.A4"/>
      <style:map style:condition="cell-content()=0" style:apply-style-name="Binário0" style:base-cell-address="'Exercicio 2'.A4"/>
      <style:map style:condition="cell-content()=0" style:apply-style-name="Accent" style:base-cell-address="'Exercicio 2'.A4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N62"/>
      <style:map style:condition="cell-content()=0" style:apply-style-name="Binário0" style:base-cell-address="'Exercicio 2'.N62"/>
      <style:map style:condition="cell-content()=0" style:apply-style-name="Accent" style:base-cell-address="'Exercicio 2'.N62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N62"/>
      <style:map style:condition="cell-content()=0" style:apply-style-name="Binário0" style:base-cell-address="'Exercicio 2'.N62"/>
      <style:map style:condition="cell-content()=0" style:apply-style-name="Accent" style:base-cell-address="'Exercicio 2'.N62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O73"/>
      <style:map style:condition="cell-content()=0" style:apply-style-name="Binário0" style:base-cell-address="'Exercicio 2'.O73"/>
      <style:map style:condition="cell-content()=0" style:apply-style-name="Accent" style:base-cell-address="'Exercicio 2'.O73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Binário1" style:base-cell-address="'Exercicio 2'.O73"/>
      <style:map style:condition="cell-content()=0" style:apply-style-name="Binário0" style:base-cell-address="'Exercicio 2'.O73"/>
      <style:map style:condition="cell-content()=0" style:apply-style-name="Accent" style:base-cell-address="'Exercicio 2'.O73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1" style:apply-style-name="Binário1" style:base-cell-address="'Exercicio 2'.O73"/>
      <style:map style:condition="cell-content()=0" style:apply-style-name="Binário0" style:base-cell-address="'Exercicio 2'.O73"/>
      <style:map style:condition="cell-content()=0" style:apply-style-name="Accent" style:base-cell-address="'Exercicio 2'.O73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O73"/>
      <style:map style:condition="cell-content()=0" style:apply-style-name="Binário0" style:base-cell-address="'Exercicio 2'.O73"/>
      <style:map style:condition="cell-content()=0" style:apply-style-name="Accent" style:base-cell-address="'Exercicio 2'.O73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Binário1" style:base-cell-address="'Exercicio 2'.O73"/>
      <style:map style:condition="cell-content()=0" style:apply-style-name="Binário0" style:base-cell-address="'Exercicio 2'.O73"/>
      <style:map style:condition="cell-content()=0" style:apply-style-name="Accent" style:base-cell-address="'Exercicio 2'.O73"/>
    </style:style>
    <style:style style:name="ce92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ício 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4"/>
        <table:table-column table:style-name="co2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2"/>
        <table:table-column table:style-name="co1" table:default-cell-style-name="ce4"/>
        <table:table-column table:style-name="co5" table:default-cell-style-name="ce4"/>
        <table:table-column table:style-name="co6" table:default-cell-style-name="ce2"/>
        <table:table-column table:style-name="co1" table:default-cell-style-name="Default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7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9" table:default-cell-style-name="Default"/>
        <table:table-column table:style-name="co11" table:default-cell-style-name="ce2"/>
        <table:table-column table:style-name="co1" table:number-columns-repeated="2" table:default-cell-style-name="Default"/>
        <table:table-column table:style-name="co9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992" table:default-cell-style-name="ce2"/>
        <table:table-row table:style-name="ro1">
          <table:table-cell table:style-name="Default" office:value-type="string" calcext:value-type="string">
            <text:p>Enio <text:s/>Amarantes</text:p>
          </table:table-cell>
          <table:table-cell table:style-name="Default" table:number-columns-repeated="4"/>
          <table:table-cell table:style-name="ce13" office:value-type="string" calcext:value-type="string">
            <text:p>P ^ q </text:p>
          </table:table-cell>
          <table:table-cell table:style-name="ce13" office:value-type="string" calcext:value-type="string">
            <text:p>P → ¬q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992"/>
        </table:table-row>
        <table:table-row table:style-name="ro1">
          <table:table-cell table:style-name="Default" office:value-type="string" calcext:value-type="string">
            <text:p>Ra</text:p>
          </table:table-cell>
          <table:table-cell table:style-name="Default" office:value-type="float" office:value="1424467" calcext:value-type="float">
            <text:p>1424467</text:p>
          </table:table-cell>
          <table:table-cell table:style-name="Default" table:number-columns-repeated="3"/>
          <table:table-cell table:style-name="ce13" office:value-type="string" calcext:value-type="string">
            <text:p>p v q</text:p>
          </table:table-cell>
          <table:table-cell table:style-name="ce13" office:value-type="string" calcext:value-type="string">
            <text:p>P ↔ ¬q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992"/>
        </table:table-row>
        <table:table-row table:style-name="ro1">
          <table:table-cell table:style-name="Default" office:value-type="string" calcext:value-type="string">
            <text:p>Turma </text:p>
          </table:table-cell>
          <table:table-cell table:style-name="Default" office:value-type="string" calcext:value-type="string">
            <text:p>ES 11</text:p>
          </table:table-cell>
          <table:table-cell table:style-name="Default" table:number-columns-repeated="3"/>
          <table:table-cell table:style-name="ce13" office:value-type="string" calcext:value-type="string">
            <text:p>P → q</text:p>
          </table:table-cell>
          <table:table-cell table:style-name="ce13" office:value-type="string" calcext:value-type="string">
            <text:p>¬p → q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992"/>
        </table:table-row>
        <table:table-row table:style-name="ro1">
          <table:table-cell table:style-name="Default" table:number-columns-repeated="5"/>
          <table:table-cell table:style-name="ce13" office:value-type="string" calcext:value-type="string">
            <text:p>P ↔ q</text:p>
          </table:table-cell>
          <table:table-cell table:style-name="ce13" office:value-type="string" calcext:value-type="string">
            <text:p>¬p ↔ q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992"/>
        </table:table-row>
        <table:table-row table:style-name="ro1">
          <table:table-cell table:style-name="Default" office:value-type="string" calcext:value-type="string">
            <text:p>Exercício 1</text:p>
          </table:table-cell>
          <table:table-cell table:style-name="Default" table:number-columns-repeated="1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992"/>
        </table:table-row>
        <table:table-row table:style-name="ro1">
          <table:table-cell table:style-name="ce1" table:number-columns-repeated="1024"/>
        </table:table-row>
        <table:table-row table:style-name="ro2">
          <table:table-cell/>
          <table:table-cell table:style-name="Default"/>
          <table:table-cell table:style-name="ce9" office:value-type="string" calcext:value-type="string" table:number-columns-spanned="2" table:number-rows-spanned="1">
            <text:p>a) p</text:p>
          </table:table-cell>
          <table:covered-table-cell table:style-name="ce12"/>
          <table:table-cell/>
          <table:table-cell table:style-name="ce14" office:value-type="string" calcext:value-type="string" table:number-columns-spanned="2" table:number-rows-spanned="1">
            <text:p>P =&gt;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=&gt; p v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=&gt; p →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=&gt; p ↔ q</text:p>
          </table:table-cell>
          <table:covered-table-cell table:style-name="ce11"/>
          <table:table-cell/>
          <table:table-cell table:style-name="ce31" office:value-type="string" calcext:value-type="string" table:number-columns-spanned="3" table:number-rows-spanned="1">
            <text:p>P =&gt; p → ¬q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=&gt; p ↔ ¬q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=&gt; ¬p → q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=&gt; ¬p ↔ q</text:p>
          </table:table-cell>
          <table:covered-table-cell table:number-columns-repeated="2" table:style-name="ce11"/>
          <table:table-cell table:number-columns-repeated="992"/>
        </table:table-row>
        <table:table-row table:style-name="ro3">
          <table:table-cell/>
          <table:table-cell table:style-name="ce2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Default"/>
          <table:table-cell table:style-name="ce15" office:value-type="string" calcext:value-type="string">
            <text:p>P ^ q</text:p>
          </table:table-cell>
          <table:table-cell table:style-name="ce15" office:value-type="string" calcext:value-type="string">
            <text:p>P → p ^ q</text:p>
          </table:table-cell>
          <table:table-cell table:style-name="Default"/>
          <table:table-cell table:style-name="ce18" office:value-type="string" calcext:value-type="string">
            <text:p>p v q</text:p>
          </table:table-cell>
          <table:table-cell table:style-name="ce18" office:value-type="string" calcext:value-type="string">
            <text:p>P → p v q</text:p>
          </table:table-cell>
          <table:table-cell/>
          <table:table-cell table:style-name="ce4" office:value-type="string" calcext:value-type="string">
            <text:p>P → q</text:p>
          </table:table-cell>
          <table:table-cell table:style-name="ce4" office:value-type="string" calcext:value-type="string">
            <text:p>P → (p → q)</text:p>
          </table:table-cell>
          <table:table-cell/>
          <table:table-cell table:style-name="ce4" office:value-type="string" calcext:value-type="string">
            <text:p>P ↔ q</text:p>
          </table:table-cell>
          <table:table-cell table:style-name="ce4" office:value-type="string" calcext:value-type="string">
            <text:p>P → (p ↔ q)</text:p>
          </table:table-cell>
          <table:table-cell/>
          <table:table-cell table:style-name="ce4" office:value-type="string" calcext:value-type="string">
            <text:p>¬q</text:p>
          </table:table-cell>
          <table:table-cell table:style-name="ce4" office:value-type="string" calcext:value-type="string">
            <text:p>P → ¬q</text:p>
          </table:table-cell>
          <table:table-cell table:style-name="ce4" office:value-type="string" calcext:value-type="string">
            <text:p>P → (p → ¬q)</text:p>
          </table:table-cell>
          <table:table-cell/>
          <table:table-cell table:style-name="ce4" office:value-type="string" calcext:value-type="string">
            <text:p>¬q</text:p>
          </table:table-cell>
          <table:table-cell table:style-name="ce4" office:value-type="string" calcext:value-type="string">
            <text:p>P ↔ ¬q</text:p>
          </table:table-cell>
          <table:table-cell table:style-name="ce4" office:value-type="string" calcext:value-type="string">
            <text:p>P → (p ↔ ¬q)</text:p>
          </table:table-cell>
          <table:table-cell/>
          <table:table-cell table:style-name="ce4" office:value-type="string" calcext:value-type="string">
            <text:p>¬p</text:p>
          </table:table-cell>
          <table:table-cell table:style-name="ce4" office:value-type="string" calcext:value-type="string">
            <text:p>¬p → q</text:p>
          </table:table-cell>
          <table:table-cell table:style-name="ce4" office:value-type="string" calcext:value-type="string">
            <text:p>P → (¬p → q)</text:p>
          </table:table-cell>
          <table:table-cell/>
          <table:table-cell table:style-name="ce4" office:value-type="string" calcext:value-type="string">
            <text:p>¬p</text:p>
          </table:table-cell>
          <table:table-cell table:style-name="ce4" office:value-type="string" calcext:value-type="string">
            <text:p>¬p ↔ q</text:p>
          </table:table-cell>
          <table:table-cell table:style-name="ce4" office:value-type="string" calcext:value-type="string">
            <text:p>P → (¬p ↔ q)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" table:number-columns-repeated="3"/>
          <table:table-cell/>
          <table:table-cell table:style-name="ce14" office:value-type="string" calcext:value-type="string" table:number-columns-spanned="2" table:number-rows-spanned="1">
            <text:p>p não implica (p ^ q)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implica (p v q)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não implica (p → q)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não implica (p ↔ q)</text:p>
          </table:table-cell>
          <table:covered-table-cell table:style-name="ce11"/>
          <table:table-cell/>
          <table:table-cell table:style-name="ce31" office:value-type="string" calcext:value-type="string" table:number-columns-spanned="3" table:number-rows-spanned="1">
            <text:p>p não implica (p →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não implica (p ↔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implica (¬p → 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não implica (¬p ↔ q)</text:p>
          </table:table-cell>
          <table:covered-table-cell table:number-columns-repeated="2" table:style-name="ce11"/>
          <table:table-cell table:number-columns-repeated="992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92"/>
        </table:table-row>
        <table:table-row table:style-name="ro2">
          <table:table-cell table:style-name="Default"/>
          <table:table-cell table:style-name="ce7" office:value-type="string" calcext:value-type="string" table:number-columns-spanned="3" table:number-rows-spanned="1">
            <text:p>b) q → p</text:p>
          </table:table-cell>
          <table:covered-table-cell table:number-columns-repeated="2" table:style-name="ce11"/>
          <table:table-cell/>
          <table:table-cell table:style-name="ce14" office:value-type="string" calcext:value-type="string" table:number-columns-spanned="2" table:number-rows-spanned="1">
            <text:p>Q → p =&gt;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Q → p =&gt; p v q</text:p>
          </table:table-cell>
          <table:covered-table-cell table:style-name="ce11"/>
          <table:table-cell/>
          <table:table-cell table:style-name="ce19" office:value-type="string" calcext:value-type="string" table:number-columns-spanned="2" table:number-rows-spanned="1">
            <text:p>(Q → p) =&gt; (p → q)</text:p>
          </table:table-cell>
          <table:covered-table-cell table:style-name="ce25"/>
          <table:table-cell table:style-name="ce28"/>
          <table:table-cell table:style-name="ce19" office:value-type="string" calcext:value-type="string" table:number-columns-spanned="2" table:number-rows-spanned="1">
            <text:p><text:span text:style-name="T1">(Q → p)</text:span> =&gt; (p ↔ q)</text:p>
          </table:table-cell>
          <table:covered-table-cell table:style-name="ce25"/>
          <table:table-cell table:style-name="ce28"/>
          <table:table-cell table:style-name="ce32" office:value-type="string" calcext:value-type="string" table:number-columns-spanned="3" table:number-rows-spanned="1">
            <text:p><text:span text:style-name="T1">(Q → p)</text:span> =&gt; (p → ¬q)</text:p>
          </table:table-cell>
          <table:covered-table-cell table:number-columns-repeated="2" table:style-name="ce25"/>
          <table:table-cell table:style-name="ce28"/>
          <table:table-cell table:style-name="ce32" office:value-type="string" calcext:value-type="string" table:number-columns-spanned="3" table:number-rows-spanned="1">
            <text:p><text:span text:style-name="T1">(Q → p)</text:span> =&gt; (p ↔ ¬q)</text:p>
          </table:table-cell>
          <table:covered-table-cell table:number-columns-repeated="2" table:style-name="ce25"/>
          <table:table-cell table:style-name="ce28"/>
          <table:table-cell table:style-name="ce32" office:value-type="string" calcext:value-type="string" table:number-columns-spanned="3" table:number-rows-spanned="1">
            <text:p><text:span text:style-name="T1">(Q → p)</text:span> =&gt; (¬p → q)</text:p>
          </table:table-cell>
          <table:covered-table-cell table:number-columns-repeated="2" table:style-name="ce25"/>
          <table:table-cell table:style-name="ce28"/>
          <table:table-cell table:style-name="ce32" office:value-type="string" calcext:value-type="string" table:number-columns-spanned="3" table:number-rows-spanned="1">
            <text:p><text:span text:style-name="T1">(Q → p)</text:span> =&gt; (¬p ↔ q)</text:p>
          </table:table-cell>
          <table:covered-table-cell table:number-columns-repeated="2" table:style-name="ce25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 → p</text:p>
          </table:table-cell>
          <table:table-cell/>
          <table:table-cell office:value-type="string" calcext:value-type="string">
            <text:p>P ^ q</text:p>
          </table:table-cell>
          <table:table-cell office:value-type="string" calcext:value-type="string">
            <text:p>(Q → p) → (p ^ q)</text:p>
          </table:table-cell>
          <table:table-cell/>
          <table:table-cell office:value-type="string" calcext:value-type="string">
            <text:p>p v q</text:p>
          </table:table-cell>
          <table:table-cell office:value-type="string" calcext:value-type="string">
            <text:p>(Q → p) → (p v q)</text:p>
          </table:table-cell>
          <table:table-cell/>
          <table:table-cell table:style-name="ce20" office:value-type="string" calcext:value-type="string">
            <text:p>P → q</text:p>
          </table:table-cell>
          <table:table-cell table:style-name="ce20" office:value-type="string" calcext:value-type="string">
            <text:p><text:span text:style-name="T1">(Q → p)</text:span> → (p → q)</text:p>
          </table:table-cell>
          <table:table-cell table:style-name="ce28"/>
          <table:table-cell table:style-name="ce20" office:value-type="string" calcext:value-type="string">
            <text:p>P ↔ q</text:p>
          </table:table-cell>
          <table:table-cell table:style-name="ce20" office:value-type="string" calcext:value-type="string">
            <text:p><text:span text:style-name="T1">(Q → p)</text:span> → (p ↔ q)</text:p>
          </table:table-cell>
          <table:table-cell table:style-name="ce28"/>
          <table:table-cell table:style-name="ce20" office:value-type="string" calcext:value-type="string">
            <text:p>¬q</text:p>
          </table:table-cell>
          <table:table-cell table:style-name="ce20" office:value-type="string" calcext:value-type="string">
            <text:p>P → ¬q</text:p>
          </table:table-cell>
          <table:table-cell table:style-name="ce20" office:value-type="string" calcext:value-type="string">
            <text:p><text:span text:style-name="T1">(Q → p)</text:span> → (p → ¬q)</text:p>
          </table:table-cell>
          <table:table-cell table:style-name="ce28"/>
          <table:table-cell table:style-name="ce20" office:value-type="string" calcext:value-type="string">
            <text:p>¬q</text:p>
          </table:table-cell>
          <table:table-cell table:style-name="ce20" office:value-type="string" calcext:value-type="string">
            <text:p>P ↔ ¬q</text:p>
          </table:table-cell>
          <table:table-cell table:style-name="ce20" office:value-type="string" calcext:value-type="string">
            <text:p><text:span text:style-name="T1">(Q → p)</text:span> → (p ↔ ¬q)</text:p>
          </table:table-cell>
          <table:table-cell table:style-name="ce28"/>
          <table:table-cell table:style-name="ce20" office:value-type="string" calcext:value-type="string">
            <text:p>¬p</text:p>
          </table:table-cell>
          <table:table-cell table:style-name="ce20" office:value-type="string" calcext:value-type="string">
            <text:p>¬p → q</text:p>
          </table:table-cell>
          <table:table-cell table:style-name="ce20" office:value-type="string" calcext:value-type="string">
            <text:p><text:span text:style-name="T1">(Q → p)</text:span> → (¬p → q)</text:p>
          </table:table-cell>
          <table:table-cell table:style-name="ce28"/>
          <table:table-cell table:style-name="ce20" office:value-type="string" calcext:value-type="string">
            <text:p>¬p</text:p>
          </table:table-cell>
          <table:table-cell table:style-name="ce20" office:value-type="string" calcext:value-type="string">
            <text:p>¬p ↔ q</text:p>
          </table:table-cell>
          <table:table-cell table:style-name="ce20" office:value-type="string" calcext:value-type="string">
            <text:p><text:span text:style-name="T1">(Q → p)</text:span> → (¬p ↔ q)</text:p>
          </table:table-cell>
          <table:table-cell table:number-columns-repeated="992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number-columns-repeated="3" table:style-name="ce20" office:value-type="float" office:value="0" calcext:value-type="float">
            <text:p>0</text:p>
          </table:table-cell>
          <table:table-cell table:style-name="ce28"/>
          <table:table-cell table:number-columns-repeated="3" table:style-name="ce20" office:value-type="float" office:value="0" calcext:value-type="float">
            <text:p>0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number-columns-repeated="3" table:style-name="ce20" office:value-type="float" office:value="1" calcext:value-type="float">
            <text:p>1</text:p>
          </table:table-cell>
          <table:table-cell table:style-name="ce28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0" calcext:value-type="float">
            <text:p>0</text:p>
          </table:table-cell>
          <table:table-cell table:style-name="ce28"/>
          <table:table-cell table:number-columns-repeated="2" table:style-name="ce20" office:value-type="float" office:value="0" calcext:value-type="float">
            <text:p>0</text:p>
          </table:table-cell>
          <table:table-cell table:style-name="ce28"/>
          <table:table-cell table:number-columns-repeated="3" table:style-name="ce20" office:value-type="float" office:value="1" calcext:value-type="float">
            <text:p>1</text:p>
          </table:table-cell>
          <table:table-cell table:style-name="ce28"/>
          <table:table-cell table:number-columns-repeated="3" table:style-name="ce20" office:value-type="float" office:value="1" calcext:value-type="float">
            <text:p>1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number-columns-repeated="3" table:style-name="ce20" office:value-type="float" office:value="1" calcext:value-type="float">
            <text:p>1</text:p>
          </table:table-cell>
          <table:table-cell table:style-name="ce28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table:style-name="ce2" table:number-columns-repeated="3"/>
          <table:table-cell/>
          <table:table-cell table:style-name="ce14" office:value-type="string" calcext:value-type="string" table:number-columns-spanned="2" table:number-rows-spanned="1">
            <text:p>(q → p) não implica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(q → p) não implica p v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(q → p) não implica (p → q)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(q → p) não implica (p ↔ q)</text:p>
          </table:table-cell>
          <table:covered-table-cell table:style-name="ce11"/>
          <table:table-cell/>
          <table:table-cell table:style-name="ce31" office:value-type="string" calcext:value-type="string" table:number-columns-spanned="3" table:number-rows-spanned="1">
            <text:p>(q → p) não implica (p →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(q → p) não implica (p ↔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(q → p) não implica (¬p → 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(q → p) não implica (¬p ↔ q)</text:p>
          </table:table-cell>
          <table:covered-table-cell table:number-columns-repeated="2" table:style-name="ce11"/>
          <table:table-cell table:number-columns-repeated="992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4" table:number-rows-spanned="1">
            <text:p>c) p v (p → q)</text:p>
          </table:table-cell>
          <table:covered-table-cell table:style-name="ce8"/>
          <table:covered-table-cell table:number-columns-repeated="2" table:style-name="ce11"/>
          <table:table-cell/>
          <table:table-cell table:style-name="ce16" office:value-type="string" calcext:value-type="string" table:number-columns-spanned="2" table:number-rows-spanned="1">
            <text:p>p v (p → q) =&gt;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p → q) =&gt; p v q</text:p>
          </table:table-cell>
          <table:covered-table-cell table:style-name="ce11"/>
          <table:table-cell/>
          <table:table-cell table:style-name="ce21" office:value-type="string" calcext:value-type="string" table:number-columns-spanned="2" table:number-rows-spanned="1">
            <text:p>[p v (p → q)] =&gt; (p → q)</text:p>
          </table:table-cell>
          <table:covered-table-cell table:style-name="ce26"/>
          <table:table-cell table:style-name="ce29"/>
          <table:table-cell table:style-name="ce21" office:value-type="string" calcext:value-type="string" table:number-columns-spanned="2" table:number-rows-spanned="1">
            <text:p><text:span text:style-name="T1">[p v (p → q)]</text:span> =&gt; (p ↔ q)</text:p>
          </table:table-cell>
          <table:covered-table-cell table:style-name="ce26"/>
          <table:table-cell table:style-name="ce29"/>
          <table:table-cell table:style-name="ce33" office:value-type="string" calcext:value-type="string" table:number-columns-spanned="3" table:number-rows-spanned="1">
            <text:p><text:span text:style-name="T1">[p v (p → q)]</text:span> =&gt; (p → ¬q)</text:p>
          </table:table-cell>
          <table:covered-table-cell table:number-columns-repeated="2" table:style-name="ce26"/>
          <table:table-cell table:style-name="ce29"/>
          <table:table-cell table:style-name="ce33" office:value-type="string" calcext:value-type="string" table:number-columns-spanned="3" table:number-rows-spanned="1">
            <text:p><text:span text:style-name="T1">[p v (p → q)]</text:span> =&gt; (p ↔ ¬q)</text:p>
          </table:table-cell>
          <table:covered-table-cell table:number-columns-repeated="2" table:style-name="ce26"/>
          <table:table-cell table:style-name="ce29"/>
          <table:table-cell table:style-name="ce33" office:value-type="string" calcext:value-type="string" table:number-columns-spanned="3" table:number-rows-spanned="1">
            <text:p><text:span text:style-name="T1">[p v (p → q)]</text:span> =&gt; (¬p → q)</text:p>
          </table:table-cell>
          <table:covered-table-cell table:number-columns-repeated="2" table:style-name="ce26"/>
          <table:table-cell table:style-name="ce29"/>
          <table:table-cell table:style-name="ce33" office:value-type="string" calcext:value-type="string" table:number-columns-spanned="3" table:number-rows-spanned="1">
            <text:p><text:span text:style-name="T1">[p v (p → q)]</text:span> =&gt; (¬p ↔ q)</text:p>
          </table:table-cell>
          <table:covered-table-cell table:number-columns-repeated="2" table:style-name="ce26"/>
          <table:table-cell table:number-columns-repeated="992"/>
        </table:table-row>
        <table:table-row table:style-name="ro2">
          <table:table-cell table:style-name="ce4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 → q</text:p>
          </table:table-cell>
          <table:table-cell office:value-type="string" calcext:value-type="string">
            <text:p>p v (p → q)</text:p>
          </table:table-cell>
          <table:table-cell/>
          <table:table-cell office:value-type="string" calcext:value-type="string">
            <text:p>P ^ q</text:p>
          </table:table-cell>
          <table:table-cell office:value-type="string" calcext:value-type="string">
            <text:p>p v (p → q) → p ^ q</text:p>
          </table:table-cell>
          <table:table-cell/>
          <table:table-cell office:value-type="string" calcext:value-type="string">
            <text:p>p v q</text:p>
          </table:table-cell>
          <table:table-cell office:value-type="string" calcext:value-type="string">
            <text:p>p v (p → q) → p v q</text:p>
          </table:table-cell>
          <table:table-cell/>
          <table:table-cell table:style-name="ce22" office:value-type="string" calcext:value-type="string">
            <text:p>P → q</text:p>
          </table:table-cell>
          <table:table-cell table:style-name="ce22" office:value-type="string" calcext:value-type="string">
            <text:p><text:span text:style-name="T1">[p v (p → q)]</text:span> → (p → q)</text:p>
          </table:table-cell>
          <table:table-cell table:style-name="ce29"/>
          <table:table-cell table:style-name="ce22" office:value-type="string" calcext:value-type="string">
            <text:p>P ↔ q</text:p>
          </table:table-cell>
          <table:table-cell table:style-name="ce22" office:value-type="string" calcext:value-type="string">
            <text:p><text:span text:style-name="T1">[p v (p → q)]</text:span> → (p ↔ q)</text:p>
          </table:table-cell>
          <table:table-cell table:style-name="ce29"/>
          <table:table-cell table:style-name="ce22" office:value-type="string" calcext:value-type="string">
            <text:p>¬q</text:p>
          </table:table-cell>
          <table:table-cell table:style-name="ce22" office:value-type="string" calcext:value-type="string">
            <text:p>P → ¬q</text:p>
          </table:table-cell>
          <table:table-cell table:style-name="ce22" office:value-type="string" calcext:value-type="string">
            <text:p><text:span text:style-name="T1">[p v (p → q)]</text:span> → (p → ¬q)</text:p>
          </table:table-cell>
          <table:table-cell table:style-name="ce29"/>
          <table:table-cell table:style-name="ce22" office:value-type="string" calcext:value-type="string">
            <text:p>¬q</text:p>
          </table:table-cell>
          <table:table-cell table:style-name="ce22" office:value-type="string" calcext:value-type="string">
            <text:p>P ↔ ¬q</text:p>
          </table:table-cell>
          <table:table-cell table:style-name="ce22" office:value-type="string" calcext:value-type="string">
            <text:p><text:span text:style-name="T1">[p v (p → q)]</text:span> → (p ↔ ¬q)</text:p>
          </table:table-cell>
          <table:table-cell table:style-name="ce29"/>
          <table:table-cell table:style-name="ce22" office:value-type="string" calcext:value-type="string">
            <text:p>¬p</text:p>
          </table:table-cell>
          <table:table-cell table:style-name="ce22" office:value-type="string" calcext:value-type="string">
            <text:p>¬p → q</text:p>
          </table:table-cell>
          <table:table-cell table:style-name="ce22" office:value-type="string" calcext:value-type="string">
            <text:p><text:span text:style-name="T1">[p v (p → q)]</text:span> → (¬p → q)</text:p>
          </table:table-cell>
          <table:table-cell table:style-name="ce29"/>
          <table:table-cell table:style-name="ce22" office:value-type="string" calcext:value-type="string">
            <text:p>¬p</text:p>
          </table:table-cell>
          <table:table-cell table:style-name="ce22" office:value-type="string" calcext:value-type="string">
            <text:p>¬p ↔ q</text:p>
          </table:table-cell>
          <table:table-cell table:style-name="ce22" office:value-type="string" calcext:value-type="string">
            <text:p><text:span text:style-name="T1">[p v (p → q)]</text:span> → (¬p ↔ q)</text:p>
          </table:table-cell>
          <table:table-cell table:number-columns-repeated="99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3" table:style-name="ce22" office:value-type="float" office:value="0" calcext:value-type="float">
            <text:p>0</text:p>
          </table:table-cell>
          <table:table-cell table:style-name="ce29"/>
          <table:table-cell table:number-columns-repeated="3" table:style-name="ce22" office:value-type="float" office:value="0" calcext:value-type="float">
            <text:p>0</text:p>
          </table:table-cell>
          <table:table-cell table:style-name="ce29"/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3" table:style-name="ce22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2" office:value-type="float" office:value="0" calcext:value-type="float">
            <text:p>0</text:p>
          </table:table-cell>
          <table:table-cell table:style-name="ce29"/>
          <table:table-cell table:number-columns-repeated="2" table:style-name="ce22" office:value-type="float" office:value="0" calcext:value-type="float">
            <text:p>0</text:p>
          </table:table-cell>
          <table:table-cell table:style-name="ce29"/>
          <table:table-cell table:number-columns-repeated="3" table:style-name="ce22" office:value-type="float" office:value="1" calcext:value-type="float">
            <text:p>1</text:p>
          </table:table-cell>
          <table:table-cell table:style-name="ce29"/>
          <table:table-cell table:number-columns-repeated="3" table:style-name="ce22" office:value-type="float" office:value="1" calcext:value-type="float">
            <text:p>1</text:p>
          </table:table-cell>
          <table:table-cell table:style-name="ce29"/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2" table:style-name="ce22" office:value-type="float" office:value="0" calcext:value-type="float">
            <text:p>0</text:p>
          </table:table-cell>
          <table:table-cell table:style-name="ce29"/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3" table:style-name="ce22" office:value-type="float" office:value="1" calcext:value-type="float">
            <text:p>1</text:p>
          </table:table-cell>
          <table:table-cell table:style-name="ce29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2" table:style-name="ce22" office:value-type="float" office:value="1" calcext:value-type="float">
            <text:p>1</text:p>
          </table:table-cell>
          <table:table-cell table:style-name="ce29"/>
          <table:table-cell table:number-columns-repeated="3" table:style-name="ce22" office:value-type="float" office:value="1" calcext:value-type="float">
            <text:p>1</text:p>
          </table:table-cell>
          <table:table-cell table:style-name="ce29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table:style-name="ce2" table:number-columns-repeated="3"/>
          <table:table-cell/>
          <table:table-cell table:style-name="ce14" office:value-type="string" calcext:value-type="string" table:number-columns-spanned="2" table:number-rows-spanned="1">
            <text:p>p v (p → q) não implica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p → q) não implica p v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p → q) não implica (p → q)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p → q) não implica (p ↔ q)</text:p>
          </table:table-cell>
          <table:covered-table-cell table:style-name="ce11"/>
          <table:table-cell/>
          <table:table-cell table:style-name="ce31" office:value-type="string" calcext:value-type="string" table:number-columns-spanned="3" table:number-rows-spanned="1">
            <text:p>p v (p → q) não implica (p →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v (p → q) não implica (p ↔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v (p → q) não implica (¬p → 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v (p → q) não implica (¬p ↔ q)</text:p>
          </table:table-cell>
          <table:covered-table-cell table:number-columns-repeated="2" table:style-name="ce11"/>
          <table:table-cell table:number-columns-repeated="992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92"/>
        </table:table-row>
        <table:table-row table:style-name="ro2">
          <table:table-cell table:style-name="ce5" office:value-type="string" calcext:value-type="string" table:number-columns-spanned="4" table:number-rows-spanned="1">
            <text:p>d) p v (q →p)</text:p>
          </table:table-cell>
          <table:covered-table-cell table:style-name="ce8"/>
          <table:covered-table-cell table:number-columns-repeated="2" table:style-name="ce11"/>
          <table:table-cell/>
          <table:table-cell table:style-name="ce17" office:value-type="string" calcext:value-type="string" table:number-columns-spanned="2" table:number-rows-spanned="1">
            <text:p>p v (q → p) =&gt;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q → p) =&gt; p v q</text:p>
          </table:table-cell>
          <table:covered-table-cell table:style-name="ce11"/>
          <table:table-cell/>
          <table:table-cell table:style-name="ce23" office:value-type="string" calcext:value-type="string" table:number-columns-spanned="2" table:number-rows-spanned="1">
            <text:p>[p v (q → p)] =&gt; (p → q)</text:p>
          </table:table-cell>
          <table:covered-table-cell table:style-name="ce27"/>
          <table:table-cell table:style-name="ce30"/>
          <table:table-cell table:style-name="ce23" office:value-type="string" calcext:value-type="string" table:number-columns-spanned="2" table:number-rows-spanned="1">
            <text:p><text:span text:style-name="T1">[p v (q → p)]</text:span> =&gt; (p ↔ q)</text:p>
          </table:table-cell>
          <table:covered-table-cell table:style-name="ce27"/>
          <table:table-cell table:style-name="ce30"/>
          <table:table-cell table:style-name="ce34" office:value-type="string" calcext:value-type="string" table:number-columns-spanned="3" table:number-rows-spanned="1">
            <text:p><text:span text:style-name="T1">[p v (q → p)]</text:span> =&gt; (p → ¬q)</text:p>
          </table:table-cell>
          <table:covered-table-cell table:number-columns-repeated="2" table:style-name="ce27"/>
          <table:table-cell table:style-name="ce30"/>
          <table:table-cell table:style-name="ce34" office:value-type="string" calcext:value-type="string" table:number-columns-spanned="3" table:number-rows-spanned="1">
            <text:p><text:span text:style-name="T1">[p v (q → p)]</text:span> =&gt; (p ↔ ¬q)</text:p>
          </table:table-cell>
          <table:covered-table-cell table:number-columns-repeated="2" table:style-name="ce27"/>
          <table:table-cell table:style-name="ce30"/>
          <table:table-cell table:style-name="ce34" office:value-type="string" calcext:value-type="string" table:number-columns-spanned="3" table:number-rows-spanned="1">
            <text:p><text:span text:style-name="T1">[p v (q → p)]</text:span> =&gt; (¬p → q)</text:p>
          </table:table-cell>
          <table:covered-table-cell table:number-columns-repeated="2" table:style-name="ce27"/>
          <table:table-cell table:style-name="ce30"/>
          <table:table-cell table:style-name="ce34" office:value-type="string" calcext:value-type="string" table:number-columns-spanned="3" table:number-rows-spanned="1">
            <text:p><text:span text:style-name="T1">[p v (q → p)]</text:span> =&gt; (¬p ↔ q)</text:p>
          </table:table-cell>
          <table:covered-table-cell table:number-columns-repeated="2" table:style-name="ce27"/>
          <table:table-cell table:number-columns-repeated="992"/>
        </table:table-row>
        <table:table-row table:style-name="ro2">
          <table:table-cell table:style-name="ce4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 → p</text:p>
          </table:table-cell>
          <table:table-cell office:value-type="string" calcext:value-type="string">
            <text:p>p v (q → p)</text:p>
          </table:table-cell>
          <table:table-cell/>
          <table:table-cell office:value-type="string" calcext:value-type="string">
            <text:p>P ^ q</text:p>
          </table:table-cell>
          <table:table-cell office:value-type="string" calcext:value-type="string">
            <text:p>p v (q → p) → p ^ q</text:p>
          </table:table-cell>
          <table:table-cell/>
          <table:table-cell office:value-type="string" calcext:value-type="string">
            <text:p>p v q</text:p>
          </table:table-cell>
          <table:table-cell office:value-type="string" calcext:value-type="string">
            <text:p>p v (q → p) → p v q</text:p>
          </table:table-cell>
          <table:table-cell/>
          <table:table-cell table:style-name="ce24" office:value-type="string" calcext:value-type="string">
            <text:p>P → q</text:p>
          </table:table-cell>
          <table:table-cell table:style-name="ce24" office:value-type="string" calcext:value-type="string">
            <text:p><text:span text:style-name="T1">[p v (q → p)]</text:span> → (p → q)</text:p>
          </table:table-cell>
          <table:table-cell table:style-name="ce30"/>
          <table:table-cell table:style-name="ce24" office:value-type="string" calcext:value-type="string">
            <text:p>P ↔ q</text:p>
          </table:table-cell>
          <table:table-cell table:style-name="ce24" office:value-type="string" calcext:value-type="string">
            <text:p><text:span text:style-name="T1">[p v (q → p)]</text:span> → (p ↔ q)</text:p>
          </table:table-cell>
          <table:table-cell table:style-name="ce30"/>
          <table:table-cell table:style-name="ce24" office:value-type="string" calcext:value-type="string">
            <text:p>¬q</text:p>
          </table:table-cell>
          <table:table-cell table:style-name="ce24" office:value-type="string" calcext:value-type="string">
            <text:p>P → ¬q</text:p>
          </table:table-cell>
          <table:table-cell table:style-name="ce24" office:value-type="string" calcext:value-type="string">
            <text:p><text:span text:style-name="T1">[p v (q → p)]</text:span> → (p → ¬q)</text:p>
          </table:table-cell>
          <table:table-cell table:style-name="ce30"/>
          <table:table-cell table:style-name="ce24" office:value-type="string" calcext:value-type="string">
            <text:p>¬q</text:p>
          </table:table-cell>
          <table:table-cell table:style-name="ce24" office:value-type="string" calcext:value-type="string">
            <text:p>P ↔ ¬q</text:p>
          </table:table-cell>
          <table:table-cell table:style-name="ce24" office:value-type="string" calcext:value-type="string">
            <text:p><text:span text:style-name="T1">[p v (q → p)]</text:span> → (p ↔ ¬q)</text:p>
          </table:table-cell>
          <table:table-cell table:style-name="ce30"/>
          <table:table-cell table:style-name="ce24" office:value-type="string" calcext:value-type="string">
            <text:p>¬p</text:p>
          </table:table-cell>
          <table:table-cell table:style-name="ce24" office:value-type="string" calcext:value-type="string">
            <text:p>¬p → q</text:p>
          </table:table-cell>
          <table:table-cell table:style-name="ce24" office:value-type="string" calcext:value-type="string">
            <text:p><text:span text:style-name="T1">[p v (q → p)]</text:span> → (¬p → q)</text:p>
          </table:table-cell>
          <table:table-cell table:style-name="ce30"/>
          <table:table-cell table:style-name="ce24" office:value-type="string" calcext:value-type="string">
            <text:p>¬p</text:p>
          </table:table-cell>
          <table:table-cell table:style-name="ce24" office:value-type="string" calcext:value-type="string">
            <text:p>¬p ↔ q</text:p>
          </table:table-cell>
          <table:table-cell table:style-name="ce24" office:value-type="string" calcext:value-type="string">
            <text:p><text:span text:style-name="T1">[p v (q → p)]</text:span> → (¬p ↔ q)</text:p>
          </table:table-cell>
          <table:table-cell table:number-columns-repeated="99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number-columns-repeated="3" table:style-name="ce24" office:value-type="float" office:value="0" calcext:value-type="float">
            <text:p>0</text:p>
          </table:table-cell>
          <table:table-cell table:style-name="ce30"/>
          <table:table-cell table:number-columns-repeated="3" table:style-name="ce24" office:value-type="float" office:value="0" calcext:value-type="float">
            <text:p>0</text:p>
          </table:table-cell>
          <table:table-cell table:style-name="ce30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number-columns-repeated="3" table:style-name="ce24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 table:style-name="ce30"/>
          <table:table-cell table:number-columns-repeated="2" table:style-name="ce24" office:value-type="float" office:value="0" calcext:value-type="float">
            <text:p>0</text:p>
          </table:table-cell>
          <table:table-cell table:style-name="ce30"/>
          <table:table-cell table:number-columns-repeated="3" table:style-name="ce24" office:value-type="float" office:value="1" calcext:value-type="float">
            <text:p>1</text:p>
          </table:table-cell>
          <table:table-cell table:style-name="ce30"/>
          <table:table-cell table:number-columns-repeated="3" table:style-name="ce24" office:value-type="float" office:value="1" calcext:value-type="float">
            <text:p>1</text:p>
          </table:table-cell>
          <table:table-cell table:style-name="ce30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0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number-columns-repeated="3" table:style-name="ce24" office:value-type="float" office:value="1" calcext:value-type="float">
            <text:p>1</text:p>
          </table:table-cell>
          <table:table-cell table:style-name="ce30"/>
          <table:table-cell table:number-columns-repeated="3" table:style-name="ce24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number-columns-repeated="2" table:style-name="ce24" office:value-type="float" office:value="1" calcext:value-type="float">
            <text:p>1</text:p>
          </table:table-cell>
          <table:table-cell table:style-name="ce30"/>
          <table:table-cell table:number-columns-repeated="3" table:style-name="ce24" office:value-type="float" office:value="1" calcext:value-type="float">
            <text:p>1</text:p>
          </table:table-cell>
          <table:table-cell table:style-name="ce30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0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table:style-name="ce2" table:number-columns-repeated="3"/>
          <table:table-cell/>
          <table:table-cell table:style-name="ce14" office:value-type="string" calcext:value-type="string" table:number-columns-spanned="2" table:number-rows-spanned="1">
            <text:p>p v (q → p) não implica p ^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q → p) não implica p v q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q → p) não implica (p → q)</text:p>
          </table:table-cell>
          <table:covered-table-cell table:style-name="ce11"/>
          <table:table-cell/>
          <table:table-cell table:style-name="ce14" office:value-type="string" calcext:value-type="string" table:number-columns-spanned="2" table:number-rows-spanned="1">
            <text:p>p v (q → p) não implica (p ↔ q)</text:p>
          </table:table-cell>
          <table:covered-table-cell table:style-name="ce11"/>
          <table:table-cell/>
          <table:table-cell table:style-name="ce31" office:value-type="string" calcext:value-type="string" table:number-columns-spanned="3" table:number-rows-spanned="1">
            <text:p>p v (q → p) não implica (p →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v (q → p) não implica (p ↔ ¬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v (q → p) não implica (¬p → q)</text:p>
          </table:table-cell>
          <table:covered-table-cell table:number-columns-repeated="2" table:style-name="ce11"/>
          <table:table-cell/>
          <table:table-cell table:style-name="ce31" office:value-type="string" calcext:value-type="string" table:number-columns-spanned="3" table:number-rows-spanned="1">
            <text:p>p v (q → p) não implica (¬p ↔ q)</text:p>
          </table:table-cell>
          <table:covered-table-cell table:number-columns-repeated="2" table:style-name="ce35"/>
          <table:table-cell table:number-columns-repeated="992"/>
        </table:table-row>
        <table:table-row table:style-name="ro1" table:number-rows-repeated="2">
          <table:table-cell table:style-name="ce6" table:number-columns-repeated="1024"/>
        </table:table-row>
        <table:table-row table:style-name="ro1">
          <table:table-cell table:style-name="ce6" table:number-columns-repeated="1024"/>
        </table:table-row>
        <calcext:conditional-formats>
          <calcext:conditional-format calcext:target-range-address="'Exercício 1'.A9:'Exercício 1'.AMJ14 'Exercício 1'.A21:'Exercício 1'.AMJ22 'Exercício 1'.AG15:'Exercício 1'.AMJ20 'Exercício 1'.A29:'Exercício 1'.AMJ30 'Exercício 1'.AG23:'Exercício 1'.AMJ28 'Exercício 1'.A37:'Exercício 1'.AMJ40 'Exercício 1'.AG31:'Exercício 1'.AMJ36 'Exercício 1'.A7:'Exercício 1'.A7 'Exercício 1'.E7:'Exercício 1'.AMJ7 'Exercício 1'.A8:'Exercício 1'.D8 'Exercício 1'.K8:'Exercício 1'.AMJ8 'Exercício 1'.C23:'Exercício 1'.E23 'Exercício 1'.C31:'Exercício 1'.E31 'Exercício 1'.A16:'Exercício 1'.K20 'Exercício 1'.C15:'Exercício 1'.K15 'Exercício 1'.A24:'Exercício 1'.K28 'Exercício 1'.G23:'Exercício 1'.K23 'Exercício 1'.A32:'Exercício 1'.K36 'Exercício 1'.G31:'Exercício 1'.K31">
            <calcext:condition calcext:apply-style-name="Binário1" calcext:value="=1" calcext:base-cell-address="'Exercício 1'.A7"/>
            <calcext:condition calcext:apply-style-name="Binário0" calcext:value="=0" calcext:base-cell-address="'Exercício 1'.A7"/>
            <calcext:condition calcext:apply-style-name="Accent" calcext:value="=0" calcext:base-cell-address="'Exercício 1'.A7"/>
          </calcext:conditional-format>
          <calcext:conditional-format calcext:target-range-address="'Exercício 1'.A23:'Exercício 1'.A23">
            <calcext:condition calcext:apply-style-name="Binário1" calcext:value="=1" calcext:base-cell-address="'Exercício 1'.A23"/>
            <calcext:condition calcext:apply-style-name="Binário0" calcext:value="=0" calcext:base-cell-address="'Exercício 1'.A23"/>
            <calcext:condition calcext:apply-style-name="Accent" calcext:value="=0" calcext:base-cell-address="'Exercício 1'.A23"/>
          </calcext:conditional-format>
          <calcext:conditional-format calcext:target-range-address="'Exercício 1'.A31:'Exercício 1'.A31">
            <calcext:condition calcext:apply-style-name="Binário1" calcext:value="=1" calcext:base-cell-address="'Exercício 1'.A31"/>
            <calcext:condition calcext:apply-style-name="Binário0" calcext:value="=0" calcext:base-cell-address="'Exercício 1'.A31"/>
            <calcext:condition calcext:apply-style-name="Accent" calcext:value="=0" calcext:base-cell-address="'Exercício 1'.A31"/>
          </calcext:conditional-format>
          <calcext:conditional-format calcext:target-range-address="'Exercício 1'.D7:'Exercício 1'.D7">
            <calcext:condition calcext:apply-style-name="Binário1" calcext:value="=1" calcext:base-cell-address="'Exercício 1'.D7"/>
            <calcext:condition calcext:apply-style-name="Binário0" calcext:value="=0" calcext:base-cell-address="'Exercício 1'.D7"/>
            <calcext:condition calcext:apply-style-name="Accent" calcext:value="=0" calcext:base-cell-address="'Exercício 1'.D7"/>
          </calcext:conditional-format>
          <calcext:conditional-format calcext:target-range-address="'Exercício 1'.C7:'Exercício 1'.C7">
            <calcext:condition calcext:apply-style-name="Binário1" calcext:value="=1" calcext:base-cell-address="'Exercício 1'.C7"/>
            <calcext:condition calcext:apply-style-name="Binário0" calcext:value="=0" calcext:base-cell-address="'Exercício 1'.C7"/>
            <calcext:condition calcext:apply-style-name="Accent" calcext:value="=0" calcext:base-cell-address="'Exercício 1'.C7"/>
          </calcext:conditional-format>
          <calcext:conditional-format calcext:target-range-address="'Exercício 1'.B15:'Exercício 1'.B15">
            <calcext:condition calcext:apply-style-name="Binário1" calcext:value="=1" calcext:base-cell-address="'Exercício 1'.B15"/>
            <calcext:condition calcext:apply-style-name="Binário0" calcext:value="=0" calcext:base-cell-address="'Exercício 1'.B15"/>
            <calcext:condition calcext:apply-style-name="Accent" calcext:value="=0" calcext:base-cell-address="'Exercício 1'.B15"/>
          </calcext:conditional-format>
          <calcext:conditional-format calcext:target-range-address="'Exercício 1'.F8:'Exercício 1'.G8">
            <calcext:condition calcext:apply-style-name="Binário1" calcext:value="=1" calcext:base-cell-address="'Exercício 1'.F8"/>
            <calcext:condition calcext:apply-style-name="Binário0" calcext:value="=0" calcext:base-cell-address="'Exercício 1'.F8"/>
            <calcext:condition calcext:apply-style-name="Accent" calcext:value="=0" calcext:base-cell-address="'Exercício 1'.F8"/>
          </calcext:conditional-format>
          <calcext:conditional-format calcext:target-range-address="'Exercício 1'.I8:'Exercício 1'.J8">
            <calcext:condition calcext:apply-style-name="Binário1" calcext:value="=1" calcext:base-cell-address="'Exercício 1'.I8"/>
            <calcext:condition calcext:apply-style-name="Binário0" calcext:value="=0" calcext:base-cell-address="'Exercício 1'.I8"/>
            <calcext:condition calcext:apply-style-name="Accent" calcext:value="=0" calcext:base-cell-address="'Exercício 1'.I8"/>
          </calcext:conditional-format>
          <calcext:conditional-format calcext:target-range-address="'Exercício 1'.F23:'Exercício 1'.F23">
            <calcext:condition calcext:apply-style-name="Binário1" calcext:value="=1" calcext:base-cell-address="'Exercício 1'.F23"/>
            <calcext:condition calcext:apply-style-name="Binário0" calcext:value="=0" calcext:base-cell-address="'Exercício 1'.F23"/>
            <calcext:condition calcext:apply-style-name="Accent" calcext:value="=0" calcext:base-cell-address="'Exercício 1'.F23"/>
          </calcext:conditional-format>
          <calcext:conditional-format calcext:target-range-address="'Exercício 1'.F31:'Exercício 1'.F31">
            <calcext:condition calcext:apply-style-name="Binário1" calcext:value="=1" calcext:base-cell-address="'Exercício 1'.F31"/>
            <calcext:condition calcext:apply-style-name="Binário0" calcext:value="=0" calcext:base-cell-address="'Exercício 1'.F31"/>
            <calcext:condition calcext:apply-style-name="Accent" calcext:value="=0" calcext:base-cell-address="'Exercício 1'.F31"/>
          </calcext:conditional-format>
          <calcext:conditional-format calcext:target-range-address="'Exercício 1'.L15:'Exercício 1'.AF20">
            <calcext:condition calcext:apply-style-name="Binário1" calcext:value="=1" calcext:base-cell-address="'Exercício 1'.L15"/>
            <calcext:condition calcext:apply-style-name="Binário0" calcext:value="=0" calcext:base-cell-address="'Exercício 1'.L15"/>
            <calcext:condition calcext:apply-style-name="Accent" calcext:value="=0" calcext:base-cell-address="'Exercício 1'.L15"/>
          </calcext:conditional-format>
          <calcext:conditional-format calcext:target-range-address="'Exercício 1'.L23:'Exercício 1'.AF28">
            <calcext:condition calcext:apply-style-name="Binário1" calcext:value="=1" calcext:base-cell-address="'Exercício 1'.L23"/>
            <calcext:condition calcext:apply-style-name="Binário0" calcext:value="=0" calcext:base-cell-address="'Exercício 1'.L23"/>
            <calcext:condition calcext:apply-style-name="Accent" calcext:value="=0" calcext:base-cell-address="'Exercício 1'.L23"/>
          </calcext:conditional-format>
          <calcext:conditional-format calcext:target-range-address="'Exercício 1'.L31:'Exercício 1'.AF36">
            <calcext:condition calcext:apply-style-name="Binário1" calcext:value="=1" calcext:base-cell-address="'Exercício 1'.L31"/>
            <calcext:condition calcext:apply-style-name="Binário0" calcext:value="=0" calcext:base-cell-address="'Exercício 1'.L31"/>
            <calcext:condition calcext:apply-style-name="Accent" calcext:value="=0" calcext:base-cell-address="'Exercício 1'.L31"/>
          </calcext:conditional-format>
        </calcext:conditional-formats>
      </table:table>
      <table:table table:name="Exercicio 2" table:style-name="ta1">
        <table:table-column table:style-name="co12" table:number-columns-repeated="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55"/>
        <table:table-column table:style-name="co19" table:default-cell-style-name="ce59"/>
        <table:table-column table:style-name="co20" table:default-cell-style-name="ce39"/>
        <table:table-column table:style-name="co21" table:default-cell-style-name="ce55"/>
        <table:table-column table:style-name="co1" table:default-cell-style-name="ce59"/>
        <table:table-column table:style-name="co22" table:default-cell-style-name="ce39"/>
        <table:table-column table:style-name="co1" table:default-cell-style-name="ce38"/>
        <table:table-column table:style-name="co23" table:default-cell-style-name="ce39"/>
        <table:table-column table:style-name="co24" table:default-cell-style-name="ce39"/>
        <table:table-column table:style-name="co1" table:number-columns-repeated="1008" table:default-cell-style-name="ce39"/>
        <table:table-row table:style-name="ro4">
          <table:table-cell table:style-name="ce36" office:value-type="string" calcext:value-type="string" table:number-columns-spanned="15" table:number-rows-spanned="1">
            <text:p>TABELAS VERDADES EXERCÍCIO 2</text:p>
          </table:table-cell>
          <table:covered-table-cell table:number-columns-repeated="14" table:style-name="Default"/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7"/>
          <table:table-cell table:style-name="ce52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Default"/>
          <table:table-cell table:style-name="ce52" office:value-type="string" calcext:value-type="string" table:number-columns-spanned="2" table:number-rows-spanned="1">
            <text:p>B</text:p>
          </table:table-cell>
          <table:covered-table-cell table:style-name="ce8"/>
          <table:table-cell table:style-name="Default" table:number-columns-repeated="1012"/>
        </table:table-row>
        <table:table-row table:style-name="ro1">
          <table:table-cell table:style-name="ce37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~p</text:p>
          </table:table-cell>
          <table:table-cell office:value-type="string" calcext:value-type="string">
            <text:p>~q</text:p>
          </table:table-cell>
          <table:table-cell table:style-name="ce46" office:value-type="string" calcext:value-type="string">
            <text:p>(p v ~q)</text:p>
          </table:table-cell>
          <table:table-cell table:style-name="ce50" office:value-type="string" calcext:value-type="string">
            <text:p>~(p v ~q)</text:p>
          </table:table-cell>
          <table:table-cell table:style-name="ce39"/>
          <table:table-cell table:style-name="ce53" office:value-type="string" calcext:value-type="string" table:number-columns-spanned="2" table:number-rows-spanned="1">
            <text:p>(p v ~q) =&gt; (~(p v ~q))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(p v ~q) &lt;=&gt; (~(p v ~q))</text:p>
          </table:table-cell>
          <table:covered-table-cell table:style-name="ce57"/>
          <table:table-cell/>
          <table:table-cell office:value-type="string" calcext:value-type="string">
            <text:p>A ^ 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table:style-name="ce53" office:value-type="float" office:value="1" calcext:value-type="float" table:number-columns-spanned="2" table:number-rows-spanned="1">
            <text:p>1</text:p>
          </table:table-cell>
          <table:covered-table-cell table:style-name="ce57"/>
          <table:table-cell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table:style-name="ce53" office:value-type="float" office:value="0" calcext:value-type="float" table:number-columns-spanned="2" table:number-rows-spanned="1">
            <text:p>0</text:p>
          </table:table-cell>
          <table:covered-table-cell table:style-name="ce57"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9" table:number-columns-repeated="4"/>
          <table:table-cell table:number-columns-repeated="2" table:style-name="ce47" office:value-type="string" calcext:value-type="string">
            <text:p>CG</text:p>
          </table:table-cell>
          <table:table-cell table:style-name="ce39"/>
          <table:table-cell table:style-name="ce54" office:value-type="string" calcext:value-type="string" table:number-columns-spanned="2" table:number-rows-spanned="1">
            <text:p>CG</text:p>
          </table:table-cell>
          <table:covered-table-cell table:style-name="ce58"/>
          <table:table-cell/>
          <table:table-cell table:style-name="ce61" office:value-type="string" calcext:value-type="string" table:number-columns-spanned="2" table:number-rows-spanned="1">
            <text:p>CT</text:p>
          </table:table-cell>
          <table:covered-table-cell table:style-name="ce70"/>
          <table:table-cell/>
          <table:table-cell table:style-name="ce78" office:value-type="string" calcext:value-type="string">
            <text:p>CT</text:p>
          </table:table-cell>
          <table:table-cell table:number-columns-repeated="1010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~p</text:p>
          </table:table-cell>
          <table:table-cell office:value-type="string" calcext:value-type="string">
            <text:p>~r</text:p>
          </table:table-cell>
          <table:table-cell table:style-name="ce46" office:value-type="string" calcext:value-type="string">
            <text:p>(~p ↔ r)</text:p>
          </table:table-cell>
          <table:table-cell table:style-name="ce50" office:value-type="string" calcext:value-type="string">
            <text:p>(q v ~r)</text:p>
          </table:table-cell>
          <table:table-cell office:value-type="string" calcext:value-type="string" table:number-columns-spanned="2" table:number-rows-spanned="1">
            <text:p>(~p ↔ r) =&gt; (q v ~r)</text:p>
          </table:table-cell>
          <table:covered-table-cell/>
          <table:table-cell/>
          <table:table-cell table:style-name="ce62" office:value-type="string" calcext:value-type="string" table:number-columns-spanned="2" table:number-rows-spanned="1">
            <text:p>(~p ↔ r) &lt;=&gt; (q v ~r)</text:p>
          </table:table-cell>
          <table:covered-table-cell table:style-name="ce60"/>
          <table:table-cell/>
          <table:table-cell office:value-type="string" calcext:value-type="string">
            <text:p>A ^ B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9" table:number-columns-repeated="5"/>
          <table:table-cell table:number-columns-repeated="2" table:style-name="ce47" office:value-type="string" calcext:value-type="string">
            <text:p>CG</text:p>
          </table:table-cell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79" office:value-type="string" calcext:value-type="string">
            <text:p>CG</text:p>
          </table:table-cell>
          <table:table-cell table:style-name="ce84"/>
          <table:table-cell table:number-columns-repeated="1009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~p</text:p>
          </table:table-cell>
          <table:table-cell office:value-type="string" calcext:value-type="string">
            <text:p>(p ^ q)</text:p>
          </table:table-cell>
          <table:table-cell table:style-name="ce46" office:value-type="string" calcext:value-type="string">
            <text:p>~p → (p ^ q)</text:p>
          </table:table-cell>
          <table:table-cell table:style-name="ce50" office:value-type="string" calcext:value-type="string">
            <text:p>(p → q)</text:p>
          </table:table-cell>
          <table:table-cell table:style-name="ce39"/>
          <table:table-cell office:value-type="string" calcext:value-type="string" table:number-columns-spanned="2" table:number-rows-spanned="1">
            <text:p>(~p → (p ^q)) =&gt; (p → q)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(~p → (p ^q)) &lt;=&gt; (p → q)</text:p>
          </table:table-cell>
          <table:covered-table-cell table:style-name="ce60"/>
          <table:table-cell/>
          <table:table-cell office:value-type="string" calcext:value-type="string">
            <text:p>A ^ 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9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9" table:number-columns-repeated="4"/>
          <table:table-cell table:number-columns-repeated="2" table:style-name="ce47" office:value-type="string" calcext:value-type="string">
            <text:p>CG</text:p>
          </table:table-cell>
          <table:table-cell table:style-name="ce39"/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47" office:value-type="string" calcext:value-type="string">
            <text:p>CG</text:p>
          </table:table-cell>
          <table:table-cell table:number-columns-repeated="1010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~r</text:p>
          </table:table-cell>
          <table:table-cell office:value-type="string" calcext:value-type="string">
            <text:p>~p</text:p>
          </table:table-cell>
          <table:table-cell office:value-type="string" calcext:value-type="string">
            <text:p>~q</text:p>
          </table:table-cell>
          <table:table-cell office:value-type="string" calcext:value-type="string">
            <text:p>(r v ~p)</text:p>
          </table:table-cell>
          <table:table-cell table:style-name="ce38" office:value-type="string" calcext:value-type="string">
            <text:p>((r v ~p) ^ r)</text:p>
          </table:table-cell>
          <table:table-cell table:style-name="ce46" office:value-type="string" calcext:value-type="string">
            <text:p>(((r v ~p) ^ r) → ~r)</text:p>
          </table:table-cell>
          <table:table-cell table:style-name="ce50" office:value-type="string" calcext:value-type="string">
            <text:p>(~q v ~r)</text:p>
          </table:table-cell>
          <table:table-cell office:value-type="string" calcext:value-type="string" table:number-columns-spanned="2" table:number-rows-spanned="1">
            <text:p>(((r v ~p) ^ r) → ~r) =&gt; (~q v ~r)</text:p>
          </table:table-cell>
          <table:covered-table-cell/>
          <table:table-cell/>
          <table:table-cell table:style-name="ce80" office:value-type="string" calcext:value-type="string" table:number-columns-spanned="2" table:number-rows-spanned="1">
            <text:p>(((r v ~p) ^ r) → ~r) &lt;=&gt; (~q v ~r)</text:p>
          </table:table-cell>
          <table:covered-table-cell table:style-name="ce60"/>
          <table:table-cell/>
          <table:table-cell table:style-name="ce38" office:value-type="string" calcext:value-type="string">
            <text:p>A ^ B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9" table:number-columns-repeated="8"/>
          <table:table-cell table:number-columns-repeated="2" table:style-name="ce47" office:value-type="string" calcext:value-type="string">
            <text:p>CG</text:p>
          </table:table-cell>
          <table:table-cell table:style-name="ce56" office:value-type="string" calcext:value-type="string" table:number-columns-spanned="2" table:number-rows-spanned="1">
            <text:p>TT</text:p>
          </table:table-cell>
          <table:covered-table-cell/>
          <table:table-cell/>
          <table:table-cell table:style-name="ce56" office:value-type="string" calcext:value-type="string" table:number-columns-spanned="2" table:number-rows-spanned="1">
            <text:p>CG</text:p>
          </table:table-cell>
          <table:covered-table-cell table:style-name="ce59"/>
          <table:table-cell/>
          <table:table-cell table:style-name="ce47" office:value-type="string" calcext:value-type="string">
            <text:p>CG</text:p>
          </table:table-cell>
          <table:table-cell table:number-columns-repeated="1007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~q</text:p>
          </table:table-cell>
          <table:table-cell table:style-name="ce46" office:value-type="string" calcext:value-type="string">
            <text:p>(p ^ ~q)</text:p>
          </table:table-cell>
          <table:table-cell office:value-type="string" calcext:value-type="string">
            <text:p>(r → q)</text:p>
          </table:table-cell>
          <table:table-cell table:style-name="ce50" office:value-type="string" calcext:value-type="string">
            <text:p>(p v (r → q))</text:p>
          </table:table-cell>
          <table:table-cell office:value-type="string" calcext:value-type="string" table:number-columns-spanned="2" table:number-rows-spanned="1">
            <text:p>(p ^ ~q) =&gt; (p v (r → q))</text:p>
          </table:table-cell>
          <table:covered-table-cell/>
          <table:table-cell/>
          <table:table-cell table:style-name="ce64" office:value-type="string" calcext:value-type="string" table:number-columns-spanned="2" table:number-rows-spanned="1">
            <text:p>(p ^ ~q) &lt;=&gt; (p v (r → q))</text:p>
          </table:table-cell>
          <table:covered-table-cell table:style-name="ce60"/>
          <table:table-cell/>
          <table:table-cell office:value-type="string" calcext:value-type="string">
            <text:p>A ^ B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39" table:number-columns-repeated="4"/>
          <table:table-cell table:style-name="ce47" office:value-type="string" calcext:value-type="string">
            <text:p>CG</text:p>
          </table:table-cell>
          <table:table-cell table:style-name="ce39"/>
          <table:table-cell table:style-name="ce47" office:value-type="string" calcext:value-type="string">
            <text:p>CG</text:p>
          </table:table-cell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47" office:value-type="string" calcext:value-type="string">
            <text:p>CG</text:p>
          </table:table-cell>
          <table:table-cell table:number-columns-repeated="1010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40" office:value-type="string" calcext:value-type="string">
            <text:p>q</text:p>
          </table:table-cell>
          <table:table-cell table:style-name="ce45" office:value-type="string" calcext:value-type="string">
            <text:p>~p</text:p>
          </table:table-cell>
          <table:table-cell table:style-name="ce48" office:value-type="string" calcext:value-type="string">
            <text:p>(~p ^ r)</text:p>
          </table:table-cell>
          <table:table-cell table:style-name="ce49" office:value-type="string" calcext:value-type="string">
            <text:p>(q ↔ r)</text:p>
          </table:table-cell>
          <table:table-cell table:style-name="ce51" office:value-type="string" calcext:value-type="string">
            <text:p>((q ↔r) ^ q)</text:p>
          </table:table-cell>
          <table:table-cell office:value-type="string" calcext:value-type="string" table:number-columns-spanned="2" table:number-rows-spanned="1">
            <text:p>(~p ^ r) =&gt; ((q &lt;→) ^ q)</text:p>
          </table:table-cell>
          <table:covered-table-cell/>
          <table:table-cell/>
          <table:table-cell table:style-name="ce65" office:value-type="string" calcext:value-type="string" table:number-columns-spanned="2" table:number-rows-spanned="1">
            <text:p>(~p ^ r) &lt;=&gt; ((q &lt;→) ^ q)</text:p>
          </table:table-cell>
          <table:covered-table-cell table:style-name="ce71"/>
          <table:table-cell/>
          <table:table-cell office:value-type="string" calcext:value-type="string">
            <text:p>A ^ 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72"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72"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72"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72"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72"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66" office:value-type="float" office:value="0" calcext:value-type="float" table:number-columns-spanned="2" table:number-rows-spanned="1">
            <text:p>0</text:p>
          </table:table-cell>
          <table:covered-table-cell table:style-name="ce72"/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72"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72"/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39" table:number-columns-repeated="4"/>
          <table:table-cell table:style-name="ce47" office:value-type="string" calcext:value-type="string">
            <text:p>CG</text:p>
          </table:table-cell>
          <table:table-cell table:style-name="ce39"/>
          <table:table-cell table:style-name="ce47" office:value-type="string" calcext:value-type="string">
            <text:p>CG</text:p>
          </table:table-cell>
          <table:table-cell table:style-name="ce56" office:value-type="string" calcext:value-type="string" table:number-columns-spanned="2" table:number-rows-spanned="1">
            <text:p>CG</text:p>
          </table:table-cell>
          <table:covered-table-cell/>
          <table:table-cell/>
          <table:table-cell table:style-name="ce67" office:value-type="string" calcext:value-type="string" table:number-columns-spanned="2" table:number-rows-spanned="1">
            <text:p>CG</text:p>
          </table:table-cell>
          <table:covered-table-cell table:style-name="ce73"/>
          <table:table-cell/>
          <table:table-cell table:style-name="ce47" office:value-type="string" calcext:value-type="string">
            <text:p>CG</text:p>
          </table:table-cell>
          <table:table-cell table:number-columns-repeated="1010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~q</text:p>
          </table:table-cell>
          <table:table-cell office:value-type="string" calcext:value-type="string">
            <text:p>(p ^q)</text:p>
          </table:table-cell>
          <table:table-cell table:style-name="ce46" office:value-type="string" calcext:value-type="string">
            <text:p>P → (p^ q)</text:p>
          </table:table-cell>
          <table:table-cell office:value-type="string" calcext:value-type="string">
            <text:p>(~q v r)</text:p>
          </table:table-cell>
          <table:table-cell table:style-name="ce50" office:value-type="string" calcext:value-type="string">
            <text:p>(p → (~q v r))</text:p>
          </table:table-cell>
          <table:table-cell table:style-name="ce39"/>
          <table:table-cell/>
          <table:table-cell table:style-name="ce68" office:value-type="string" calcext:value-type="string" table:number-columns-spanned="2" table:number-rows-spanned="1">
            <text:p>(p → (p ^ q) =&gt; (p → (~q v r))</text:p>
          </table:table-cell>
          <table:covered-table-cell table:style-name="ce74"/>
          <table:table-cell/>
          <table:table-cell table:style-name="ce81" office:value-type="string" calcext:value-type="string" table:number-columns-spanned="2" table:number-rows-spanned="1">
            <text:p>(p → (p ^ q) &lt;=&gt; (p → (~q v r))</text:p>
          </table:table-cell>
          <table:covered-table-cell table:style-name="ce85"/>
          <table:table-cell/>
          <table:table-cell table:style-name="ce38" office:value-type="string" calcext:value-type="string">
            <text:p>A ^ B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1" calcext:value-type="float" table:number-columns-spanned="2" table:number-rows-spanned="1">
            <text:p>1</text:p>
          </table:table-cell>
          <table:covered-table-cell table:style-name="ce86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/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74"/>
          <table:table-cell/>
          <table:table-cell table:style-name="ce82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1" calcext:value-type="float" table:number-columns-spanned="2" table:number-rows-spanned="1">
            <text:p>1</text:p>
          </table:table-cell>
          <table:covered-table-cell table:style-name="ce86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1" calcext:value-type="float" table:number-columns-spanned="2" table:number-rows-spanned="1">
            <text:p>1</text:p>
          </table:table-cell>
          <table:covered-table-cell table:style-name="ce86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1" calcext:value-type="float" table:number-columns-spanned="2" table:number-rows-spanned="1">
            <text:p>1</text:p>
          </table:table-cell>
          <table:covered-table-cell table:style-name="ce86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/>
          <table:table-cell table:style-name="ce68" office:value-type="float" office:value="1" calcext:value-type="float" table:number-columns-spanned="2" table:number-rows-spanned="1">
            <text:p>1</text:p>
          </table:table-cell>
          <table:covered-table-cell table:style-name="ce74"/>
          <table:table-cell/>
          <table:table-cell table:style-name="ce82" office:value-type="float" office:value="1" calcext:value-type="float" table:number-columns-spanned="2" table:number-rows-spanned="1">
            <text:p>1</text:p>
          </table:table-cell>
          <table:covered-table-cell table:style-name="ce86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9" table:number-columns-repeated="5"/>
          <table:table-cell table:style-name="ce47" office:value-type="string" calcext:value-type="string">
            <text:p>CG</text:p>
          </table:table-cell>
          <table:table-cell table:style-name="ce39"/>
          <table:table-cell table:style-name="ce47" office:value-type="string" calcext:value-type="string">
            <text:p>CG</text:p>
          </table:table-cell>
          <table:table-cell table:style-name="ce39"/>
          <table:table-cell/>
          <table:table-cell table:style-name="ce69" office:value-type="string" calcext:value-type="string" table:number-columns-spanned="2" table:number-rows-spanned="1">
            <text:p>CG</text:p>
          </table:table-cell>
          <table:covered-table-cell table:style-name="ce74"/>
          <table:table-cell/>
          <table:table-cell table:style-name="ce83" office:value-type="string" calcext:value-type="string" table:number-columns-spanned="2" table:number-rows-spanned="1">
            <text:p>CG</text:p>
          </table:table-cell>
          <table:covered-table-cell table:style-name="ce86"/>
          <table:table-cell/>
          <table:table-cell table:style-name="ce47" office:value-type="string" calcext:value-type="string">
            <text:p>CG</text:p>
          </table:table-cell>
          <table:table-cell table:number-columns-repeated="1007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~q</text:p>
          </table:table-cell>
          <table:table-cell office:value-type="string" calcext:value-type="string">
            <text:p>~r</text:p>
          </table:table-cell>
          <table:table-cell office:value-type="string" calcext:value-type="string">
            <text:p>(r v p)</text:p>
          </table:table-cell>
          <table:table-cell office:value-type="string" calcext:value-type="string">
            <text:p>((r v p) ^ r)</text:p>
          </table:table-cell>
          <table:table-cell table:style-name="ce46" office:value-type="string" calcext:value-type="string">
            <text:p>(((r v p) ^ r) → r)</text:p>
          </table:table-cell>
          <table:table-cell table:style-name="ce38" office:value-type="string" calcext:value-type="string">
            <text:p>(~q v ~r)</text:p>
          </table:table-cell>
          <table:table-cell table:style-name="ce38" office:value-type="string" calcext:value-type="string">
            <text:p>(r ^ p)</text:p>
          </table:table-cell>
          <table:table-cell table:style-name="ce50" office:value-type="string" calcext:value-type="string">
            <text:p>((~q v ~r) ↔ (r ^ p))</text:p>
          </table:table-cell>
          <table:table-cell table:style-name="ce75" office:value-type="string" calcext:value-type="string" table:number-columns-spanned="2" table:number-rows-spanned="1">
            <text:p><text:span text:style-name="T1">(((r v p) ^ r) → r) =&gt; ((~q v ~r) ↔ (r ^ p))</text:span> </text:p>
          </table:table-cell>
          <table:covered-table-cell table:style-name="ce77"/>
          <table:table-cell table:style-name="ce39"/>
          <table:table-cell table:style-name="ce87" office:value-type="string" calcext:value-type="string" table:number-columns-spanned="2" table:number-rows-spanned="1">
            <text:p><text:span text:style-name="T1">(((r v p) ^ r) → r) &lt;=&gt; ((~q v ~r) ↔ (r ^ p))</text:span> </text:p>
          </table:table-cell>
          <table:covered-table-cell table:style-name="ce90"/>
          <table:table-cell/>
          <table:table-cell table:style-name="ce38" office:value-type="string" calcext:value-type="string">
            <text:p>A ^ B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75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39"/>
          <table:table-cell table:style-name="ce88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38" office:value-type="float" office:value="1" calcext:value-type="float">
            <text:p>1</text:p>
          </table:table-cell>
          <table:table-cell table:style-name="ce75" office:value-type="float" office:value="1" calcext:value-type="float" table:number-columns-spanned="2" table:number-rows-spanned="1">
            <text:p>1</text:p>
          </table:table-cell>
          <table:covered-table-cell table:style-name="ce77"/>
          <table:table-cell table:style-name="ce39"/>
          <table:table-cell table:style-name="ce88" office:value-type="float" office:value="1" calcext:value-type="float" table:number-columns-spanned="2" table:number-rows-spanned="1">
            <text:p>1</text:p>
          </table:table-cell>
          <table:covered-table-cell table:style-name="ce91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75" office:value-type="float" office:value="1" calcext:value-type="float" table:number-columns-spanned="2" table:number-rows-spanned="1">
            <text:p>1</text:p>
          </table:table-cell>
          <table:covered-table-cell table:style-name="ce77"/>
          <table:table-cell table:style-name="ce39"/>
          <table:table-cell table:style-name="ce88" office:value-type="float" office:value="1" calcext:value-type="float" table:number-columns-spanned="2" table:number-rows-spanned="1">
            <text:p>1</text:p>
          </table:table-cell>
          <table:covered-table-cell table:style-name="ce91"/>
          <table:table-cell/>
          <table:table-cell table:style-name="ce3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5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39"/>
          <table:table-cell table:style-name="ce88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5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39"/>
          <table:table-cell table:style-name="ce88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5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39"/>
          <table:table-cell table:style-name="ce88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5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39"/>
          <table:table-cell table:style-name="ce88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5" office:value-type="float" office:value="0" calcext:value-type="float" table:number-columns-spanned="2" table:number-rows-spanned="1">
            <text:p>0</text:p>
          </table:table-cell>
          <table:covered-table-cell table:style-name="ce77"/>
          <table:table-cell table:style-name="ce39"/>
          <table:table-cell table:style-name="ce88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/>
          <table:table-cell table:style-name="ce3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9" table:number-columns-repeated="7"/>
          <table:table-cell table:style-name="ce47" office:value-type="string" calcext:value-type="string">
            <text:p>TT</text:p>
          </table:table-cell>
          <table:table-cell table:style-name="ce39"/>
          <table:table-cell/>
          <table:table-cell table:style-name="ce47" office:value-type="string" calcext:value-type="string">
            <text:p>CG</text:p>
          </table:table-cell>
          <table:table-cell table:style-name="ce76" office:value-type="string" calcext:value-type="string" table:number-columns-spanned="2" table:number-rows-spanned="1">
            <text:p>CG</text:p>
          </table:table-cell>
          <table:covered-table-cell table:style-name="ce77"/>
          <table:table-cell table:style-name="ce39"/>
          <table:table-cell table:style-name="ce89" office:value-type="string" calcext:value-type="string" table:number-columns-spanned="2" table:number-rows-spanned="1">
            <text:p>CG</text:p>
          </table:table-cell>
          <table:covered-table-cell table:style-name="ce91"/>
          <table:table-cell/>
          <table:table-cell table:style-name="ce47" office:value-type="string" calcext:value-type="string">
            <text:p>CG</text:p>
          </table:table-cell>
          <table:table-cell table:number-columns-repeated="1006"/>
        </table:table-row>
        <table:table-row table:style-name="ro1" table:number-rows-repeated="3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table:table-row table:style-name="ro1">
          <table:table-cell table:style-name="ce39" table:number-columns-repeated="9"/>
          <table:table-cell/>
          <table:table-cell table:style-name="ce39" table:number-columns-repeated="2"/>
          <table:table-cell/>
          <table:table-cell table:style-name="ce39"/>
          <table:table-cell table:number-columns-repeated="1010"/>
        </table:table-row>
        <calcext:conditional-formats>
          <calcext:conditional-format calcext:target-range-address="'Exercicio 2'.A4:'Exercicio 2'.AMJ8 'Exercicio 2'.A61:'Exercicio 2'.AMJ61 'Exercicio 2'.A51:'Exercicio 2'.B59 'Exercicio 2'.M51:'Exercicio 2'.AMJ60 'Exercicio 2'.A10:'Exercicio 2'.AMJ10 'Exercicio 2'.A9:'Exercicio 2'.J9 'Exercicio 2'.M9:'Exercicio 2'.AMJ9 'Exercicio 2'.A12:'Exercicio 2'.AMJ19 'Exercicio 2'.A11:'Exercicio 2'.J11 'Exercicio 2'.L11:'Exercicio 2'.AMJ11 'Exercicio 2'.A23:'Exercicio 2'.AMJ28 'Exercicio 2'.A22:'Exercicio 2'.J22 'Exercicio 2'.L22:'Exercicio 2'.AMJ22 'Exercicio 2'.A60:'Exercicio 2'.J60 'Exercicio 2'.H51:'Exercicio 2'.J59 'Exercicio 2'.A72:'Exercicio 2'.AMJ72 'Exercicio 2'.A62:'Exercicio 2'.J71 'Exercicio 2'.P62:'Exercicio 2'.AMJ71 'Exercicio 2'.M62:'Exercicio 2'.M71 'Exercicio 2'.A83:'Exercicio 2'.AMJ86 'Exercicio 2'.A73:'Exercicio 2'.K82 'Exercicio 2'.Q73:'Exercicio 2'.AMJ82 'Exercicio 2'.N73:'Exercicio 2'.N82 'Exercicio 2'.A30:'Exercicio 2'.AMJ39 'Exercicio 2'.A29:'Exercicio 2'.M29 'Exercicio 2'.O29:'Exercicio 2'.AMJ29 'Exercicio 2'.A41:'Exercicio 2'.AMJ50 'Exercicio 2'.A40:'Exercicio 2'.J40 'Exercicio 2'.L40:'Exercicio 2'.AMJ40 'Exercicio 2'.A21:'Exercicio 2'.AMJ21 'Exercicio 2'.A20:'Exercicio 2'.M20 'Exercicio 2'.P20:'Exercicio 2'.AMJ20">
            <calcext:condition calcext:apply-style-name="Binário1" calcext:value="=1" calcext:base-cell-address="'Exercicio 2'.A4"/>
            <calcext:condition calcext:apply-style-name="Binário0" calcext:value="=0" calcext:base-cell-address="'Exercicio 2'.A4"/>
            <calcext:condition calcext:apply-style-name="Accent" calcext:value="=0" calcext:base-cell-address="'Exercicio 2'.A4"/>
          </calcext:conditional-format>
          <calcext:conditional-format calcext:target-range-address="'Exercicio 2'.E51:'Exercicio 2'.G59">
            <calcext:condition calcext:apply-style-name="Binário1" calcext:value="=1" calcext:base-cell-address="'Exercicio 2'.E51"/>
            <calcext:condition calcext:apply-style-name="Binário0" calcext:value="=0" calcext:base-cell-address="'Exercicio 2'.E51"/>
            <calcext:condition calcext:apply-style-name="Accent" calcext:value="=0" calcext:base-cell-address="'Exercicio 2'.E51"/>
          </calcext:conditional-format>
          <calcext:conditional-format calcext:target-range-address="'Exercicio 2'.D51:'Exercicio 2'.D59">
            <calcext:condition calcext:apply-style-name="Binário1" calcext:value="=1" calcext:base-cell-address="'Exercicio 2'.D51"/>
            <calcext:condition calcext:apply-style-name="Binário0" calcext:value="=0" calcext:base-cell-address="'Exercicio 2'.D51"/>
            <calcext:condition calcext:apply-style-name="Accent" calcext:value="=0" calcext:base-cell-address="'Exercicio 2'.D51"/>
          </calcext:conditional-format>
          <calcext:conditional-format calcext:target-range-address="'Exercicio 2'.C51:'Exercicio 2'.C52">
            <calcext:condition calcext:apply-style-name="Binário1" calcext:value="=1" calcext:base-cell-address="'Exercicio 2'.C51"/>
            <calcext:condition calcext:apply-style-name="Binário0" calcext:value="=0" calcext:base-cell-address="'Exercicio 2'.C51"/>
            <calcext:condition calcext:apply-style-name="Accent" calcext:value="=0" calcext:base-cell-address="'Exercicio 2'.C51"/>
          </calcext:conditional-format>
          <calcext:conditional-format calcext:target-range-address="'Exercicio 2'.C53:'Exercicio 2'.C54">
            <calcext:condition calcext:apply-style-name="Binário1" calcext:value="=1" calcext:base-cell-address="'Exercicio 2'.C53"/>
            <calcext:condition calcext:apply-style-name="Binário0" calcext:value="=0" calcext:base-cell-address="'Exercicio 2'.C53"/>
            <calcext:condition calcext:apply-style-name="Accent" calcext:value="=0" calcext:base-cell-address="'Exercicio 2'.C53"/>
          </calcext:conditional-format>
          <calcext:conditional-format calcext:target-range-address="'Exercicio 2'.C55:'Exercicio 2'.C56">
            <calcext:condition calcext:apply-style-name="Binário1" calcext:value="=1" calcext:base-cell-address="'Exercicio 2'.C55"/>
            <calcext:condition calcext:apply-style-name="Binário0" calcext:value="=0" calcext:base-cell-address="'Exercicio 2'.C55"/>
            <calcext:condition calcext:apply-style-name="Accent" calcext:value="=0" calcext:base-cell-address="'Exercicio 2'.C55"/>
          </calcext:conditional-format>
          <calcext:conditional-format calcext:target-range-address="'Exercicio 2'.C57:'Exercicio 2'.C58">
            <calcext:condition calcext:apply-style-name="Binário1" calcext:value="=1" calcext:base-cell-address="'Exercicio 2'.C57"/>
            <calcext:condition calcext:apply-style-name="Binário0" calcext:value="=0" calcext:base-cell-address="'Exercicio 2'.C57"/>
            <calcext:condition calcext:apply-style-name="Accent" calcext:value="=0" calcext:base-cell-address="'Exercicio 2'.C57"/>
          </calcext:conditional-format>
          <calcext:conditional-format calcext:target-range-address="'Exercicio 2'.C59:'Exercicio 2'.C59">
            <calcext:condition calcext:apply-style-name="Binário1" calcext:value="=1" calcext:base-cell-address="'Exercicio 2'.C59"/>
            <calcext:condition calcext:apply-style-name="Binário0" calcext:value="=0" calcext:base-cell-address="'Exercicio 2'.C59"/>
            <calcext:condition calcext:apply-style-name="Accent" calcext:value="=0" calcext:base-cell-address="'Exercicio 2'.C59"/>
          </calcext:conditional-format>
          <calcext:conditional-format calcext:target-range-address="'Exercicio 2'.K9:'Exercicio 2'.L9">
            <calcext:condition calcext:apply-style-name="Binário1" calcext:value="=1" calcext:base-cell-address="'Exercicio 2'.K9"/>
            <calcext:condition calcext:apply-style-name="Binário0" calcext:value="=0" calcext:base-cell-address="'Exercicio 2'.K9"/>
            <calcext:condition calcext:apply-style-name="Accent" calcext:value="=0" calcext:base-cell-address="'Exercicio 2'.K9"/>
          </calcext:conditional-format>
          <calcext:conditional-format calcext:target-range-address="'Exercicio 2'.K11:'Exercicio 2'.K11">
            <calcext:condition calcext:apply-style-name="Binário1" calcext:value="=1" calcext:base-cell-address="'Exercicio 2'.K11"/>
            <calcext:condition calcext:apply-style-name="Binário0" calcext:value="=0" calcext:base-cell-address="'Exercicio 2'.K11"/>
            <calcext:condition calcext:apply-style-name="Accent" calcext:value="=0" calcext:base-cell-address="'Exercicio 2'.K11"/>
          </calcext:conditional-format>
          <calcext:conditional-format calcext:target-range-address="'Exercicio 2'.K22:'Exercicio 2'.K22">
            <calcext:condition calcext:apply-style-name="Binário1" calcext:value="=1" calcext:base-cell-address="'Exercicio 2'.K22"/>
            <calcext:condition calcext:apply-style-name="Binário0" calcext:value="=0" calcext:base-cell-address="'Exercicio 2'.K22"/>
            <calcext:condition calcext:apply-style-name="Accent" calcext:value="=0" calcext:base-cell-address="'Exercicio 2'.K22"/>
          </calcext:conditional-format>
          <calcext:conditional-format calcext:target-range-address="'Exercicio 2'.K52:'Exercicio 2'.L60 'Exercicio 2'.L51:'Exercicio 2'.L51">
            <calcext:condition calcext:apply-style-name="Binário1" calcext:value="=1" calcext:base-cell-address="'Exercicio 2'.K51"/>
            <calcext:condition calcext:apply-style-name="Binário0" calcext:value="=0" calcext:base-cell-address="'Exercicio 2'.K51"/>
            <calcext:condition calcext:apply-style-name="Accent" calcext:value="=0" calcext:base-cell-address="'Exercicio 2'.K51"/>
          </calcext:conditional-format>
          <calcext:conditional-format calcext:target-range-address="'Exercicio 2'.K62:'Exercicio 2'.L71">
            <calcext:condition calcext:apply-style-name="Binário1" calcext:value="=1" calcext:base-cell-address="'Exercicio 2'.K62"/>
            <calcext:condition calcext:apply-style-name="Binário0" calcext:value="=0" calcext:base-cell-address="'Exercicio 2'.K62"/>
            <calcext:condition calcext:apply-style-name="Accent" calcext:value="=0" calcext:base-cell-address="'Exercicio 2'.K62"/>
          </calcext:conditional-format>
          <calcext:conditional-format calcext:target-range-address="'Exercicio 2'.N63:'Exercicio 2'.O71 'Exercicio 2'.O62:'Exercicio 2'.O62">
            <calcext:condition calcext:apply-style-name="Binário1" calcext:value="=1" calcext:base-cell-address="'Exercicio 2'.N62"/>
            <calcext:condition calcext:apply-style-name="Binário0" calcext:value="=0" calcext:base-cell-address="'Exercicio 2'.N62"/>
            <calcext:condition calcext:apply-style-name="Accent" calcext:value="=0" calcext:base-cell-address="'Exercicio 2'.N62"/>
          </calcext:conditional-format>
          <calcext:conditional-format calcext:target-range-address="'Exercicio 2'.L73:'Exercicio 2'.M82">
            <calcext:condition calcext:apply-style-name="Binário1" calcext:value="=1" calcext:base-cell-address="'Exercicio 2'.L73"/>
            <calcext:condition calcext:apply-style-name="Binário0" calcext:value="=0" calcext:base-cell-address="'Exercicio 2'.L73"/>
            <calcext:condition calcext:apply-style-name="Accent" calcext:value="=0" calcext:base-cell-address="'Exercicio 2'.L73"/>
          </calcext:conditional-format>
          <calcext:conditional-format calcext:target-range-address="'Exercicio 2'.O74:'Exercicio 2'.P82 'Exercicio 2'.P73:'Exercicio 2'.P73">
            <calcext:condition calcext:apply-style-name="Binário1" calcext:value="=1" calcext:base-cell-address="'Exercicio 2'.O73"/>
            <calcext:condition calcext:apply-style-name="Binário0" calcext:value="=0" calcext:base-cell-address="'Exercicio 2'.O73"/>
            <calcext:condition calcext:apply-style-name="Accent" calcext:value="=0" calcext:base-cell-address="'Exercicio 2'.O73"/>
          </calcext:conditional-format>
          <calcext:conditional-format calcext:target-range-address="'Exercicio 2'.N29:'Exercicio 2'.N29">
            <calcext:condition calcext:apply-style-name="Binário1" calcext:value="=1" calcext:base-cell-address="'Exercicio 2'.N29"/>
            <calcext:condition calcext:apply-style-name="Binário0" calcext:value="=0" calcext:base-cell-address="'Exercicio 2'.N29"/>
            <calcext:condition calcext:apply-style-name="Accent" calcext:value="=0" calcext:base-cell-address="'Exercicio 2'.N29"/>
          </calcext:conditional-format>
          <calcext:conditional-format calcext:target-range-address="'Exercicio 2'.K40:'Exercicio 2'.K40">
            <calcext:condition calcext:apply-style-name="Binário1" calcext:value="=1" calcext:base-cell-address="'Exercicio 2'.K40"/>
            <calcext:condition calcext:apply-style-name="Binário0" calcext:value="=0" calcext:base-cell-address="'Exercicio 2'.K40"/>
            <calcext:condition calcext:apply-style-name="Accent" calcext:value="=0" calcext:base-cell-address="'Exercicio 2'.K40"/>
          </calcext:conditional-format>
          <calcext:conditional-format calcext:target-range-address="'Exercicio 2'.K51:'Exercicio 2'.K51">
            <calcext:condition calcext:apply-style-name="Binário1" calcext:value="=1" calcext:base-cell-address="'Exercicio 2'.K51"/>
            <calcext:condition calcext:apply-style-name="Binário0" calcext:value="=0" calcext:base-cell-address="'Exercicio 2'.K51"/>
            <calcext:condition calcext:apply-style-name="Accent" calcext:value="=0" calcext:base-cell-address="'Exercicio 2'.K51"/>
          </calcext:conditional-format>
          <calcext:conditional-format calcext:target-range-address="'Exercicio 2'.N62:'Exercicio 2'.N62">
            <calcext:condition calcext:apply-style-name="Binário1" calcext:value="=1" calcext:base-cell-address="'Exercicio 2'.N62"/>
            <calcext:condition calcext:apply-style-name="Binário0" calcext:value="=0" calcext:base-cell-address="'Exercicio 2'.N62"/>
            <calcext:condition calcext:apply-style-name="Accent" calcext:value="=0" calcext:base-cell-address="'Exercicio 2'.N62"/>
          </calcext:conditional-format>
          <calcext:conditional-format calcext:target-range-address="'Exercicio 2'.O73:'Exercicio 2'.O73">
            <calcext:condition calcext:apply-style-name="Binário1" calcext:value="=1" calcext:base-cell-address="'Exercicio 2'.O73"/>
            <calcext:condition calcext:apply-style-name="Binário0" calcext:value="=0" calcext:base-cell-address="'Exercicio 2'.O73"/>
            <calcext:condition calcext:apply-style-name="Accent" calcext:value="=0" calcext:base-cell-address="'Exercicio 2'.O73"/>
          </calcext:conditional-format>
          <calcext:conditional-format calcext:target-range-address="'Exercicio 2'.N20:'Exercicio 2'.O20">
            <calcext:condition calcext:apply-style-name="Binário1" calcext:value="=1" calcext:base-cell-address="'Exercicio 2'.N20"/>
            <calcext:condition calcext:apply-style-name="Binário0" calcext:value="=0" calcext:base-cell-address="'Exercicio 2'.N20"/>
            <calcext:condition calcext:apply-style-name="Accent" calcext:value="=0" calcext:base-cell-address="'Exercicio 2'.N20"/>
          </calcext:conditional-format>
        </calcext:conditional-formats>
      </table:table>
      <table:table table:name="Resposta" table:style-name="ta1">
        <table:table-column table:style-name="co19" table:default-cell-style-name="ce13"/>
        <table:table-column table:style-name="co21" table:default-cell-style-name="ce13"/>
        <table:table-column table:style-name="co25" table:default-cell-style-name="ce13"/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92" office:value-type="string" calcext:value-type="string">
            <text:p>EXPRESSÃO 1</text:p>
          </table:table-cell>
          <table:table-cell table:style-name="ce92" office:value-type="string" calcext:value-type="string">
            <text:p>EXPRESSÃO 2</text:p>
          </table:table-cell>
          <table:table-cell table:style-name="ce93" office:value-type="string" calcext:value-type="string">
            <text:p>Tipo de relação entre as expressões ( “=&gt;”, “&lt;=&gt;”; “=&gt; e &lt;=&gt;” ou “NDA”) </text:p>
          </table:table-cell>
        </table:table-row>
        <table:table-row table:style-name="ro1">
          <table:table-cell table:formula="of:=[$'Exercicio 2'.E4]" office:value-type="string" office:string-value="(p v ~q)" calcext:value-type="string">
            <text:p>(p v ~q)</text:p>
          </table:table-cell>
          <table:table-cell table:formula="of:=[$'Exercicio 2'.F4]" office:value-type="string" office:string-value="~(p v ~q)" calcext:value-type="string">
            <text:p>~(p v ~q)</text:p>
          </table:table-cell>
          <table:table-cell office:value-type="string" calcext:value-type="string">
            <text:p>NDA</text:p>
          </table:table-cell>
        </table:table-row>
        <table:table-row table:style-name="ro1">
          <table:table-cell table:formula="of:=[$'Exercicio 2'.F11]" office:value-type="string" office:string-value="(~p ↔ r)" calcext:value-type="string">
            <text:p>(~p ↔ r)</text:p>
          </table:table-cell>
          <table:table-cell table:formula="of:=[$'Exercicio 2'.G11]" office:value-type="string" office:string-value="(q v ~r)" calcext:value-type="string">
            <text:p>(q v ~r)</text:p>
          </table:table-cell>
          <table:table-cell office:value-type="string" calcext:value-type="string">
            <text:p>NDA</text:p>
          </table:table-cell>
        </table:table-row>
        <table:table-row table:style-name="ro1">
          <table:table-cell table:formula="of:=[$'Exercicio 2'.E22]" office:value-type="string" office:string-value="~p → (p ^ q)" calcext:value-type="string">
            <text:p>~p → (p ^ q)</text:p>
          </table:table-cell>
          <table:table-cell table:formula="of:=[$'Exercicio 2'.F22]" office:value-type="string" office:string-value="(p → q)" calcext:value-type="string">
            <text:p>(p → q)</text:p>
          </table:table-cell>
          <table:table-cell office:value-type="string" calcext:value-type="string">
            <text:p>NDA</text:p>
          </table:table-cell>
        </table:table-row>
        <table:table-row table:style-name="ro1">
          <table:table-cell table:formula="of:=[$'Exercicio 2'.I29]" office:value-type="string" office:string-value="(((r v ~p) ^ r) → ~r)" calcext:value-type="string">
            <text:p>(((r v ~p) ^ r) → ~r)</text:p>
          </table:table-cell>
          <table:table-cell table:formula="of:=[$'Exercicio 2'.J29]" office:value-type="string" office:string-value="(~q v ~r)" calcext:value-type="string">
            <text:p>(~q v ~r)</text:p>
          </table:table-cell>
          <table:table-cell office:value-type="string" calcext:value-type="string">
            <text:p>“=&gt;”</text:p>
          </table:table-cell>
        </table:table-row>
        <table:table-row table:style-name="ro1">
          <table:table-cell table:formula="of:=[$'Exercicio 2'.E40]" office:value-type="string" office:string-value="(p ^ ~q)" calcext:value-type="string">
            <text:p>(p ^ ~q)</text:p>
          </table:table-cell>
          <table:table-cell table:formula="of:=[$'Exercicio 2'.G40]" office:value-type="string" office:string-value="(p v (r → q))" calcext:value-type="string">
            <text:p>(p v (r → q))</text:p>
          </table:table-cell>
          <table:table-cell office:value-type="string" calcext:value-type="string">
            <text:p>NDA</text:p>
          </table:table-cell>
        </table:table-row>
        <table:table-row table:style-name="ro1">
          <table:table-cell table:formula="of:=[$'Exercicio 2'.E51]" office:value-type="string" office:string-value="(~p ^ r)" calcext:value-type="string">
            <text:p>(~p ^ r)</text:p>
          </table:table-cell>
          <table:table-cell table:formula="of:=[$'Exercicio 2'.G51]" office:value-type="string" office:string-value="((q ↔r) ^ q)" calcext:value-type="string">
            <text:p>((q ↔r) ^ q)</text:p>
          </table:table-cell>
          <table:table-cell office:value-type="string" calcext:value-type="string">
            <text:p>NDA</text:p>
          </table:table-cell>
        </table:table-row>
        <table:table-row table:style-name="ro1">
          <table:table-cell table:formula="of:=[$'Exercicio 2'.F62]" office:value-type="string" office:string-value="P → (p^ q)" calcext:value-type="string">
            <text:p>P → (p^ q)</text:p>
          </table:table-cell>
          <table:table-cell table:formula="of:=[$'Exercicio 2'.H62]" office:value-type="string" office:string-value="(p → (~q v r))" calcext:value-type="string">
            <text:p>(p → (~q v r))</text:p>
          </table:table-cell>
          <table:table-cell office:value-type="string" calcext:value-type="string">
            <text:p>NDA</text:p>
          </table:table-cell>
        </table:table-row>
        <table:table-row table:style-name="ro1">
          <table:table-cell table:formula="of:=[$'Exercicio 2'.H73]" office:value-type="string" office:string-value="(((r v p) ^ r) → r)" calcext:value-type="string">
            <text:p>(((r v p) ^ r) → r)</text:p>
          </table:table-cell>
          <table:table-cell table:formula="of:=[$'Exercicio 2'.K73]" office:value-type="string" office:string-value="((~q v ~r) ↔ (r ^ p))" calcext:value-type="string">
            <text:p>((~q v ~r) ↔ (r ^ p))</text:p>
          </table:table-cell>
          <table:table-cell office:value-type="string" calcext:value-type="string">
            <text:p>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inário1" style:family="table-cell" style:parent-style-name="Default">
      <style:text-properties fo:color="#21409a"/>
    </style:style>
    <style:style style:name="Binário0" style:family="table-cell" style:parent-style-name="Default">
      <style:text-properties fo: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25:29.210000000</meta:creation-date>
    <dc:date>2018-04-01T12:53:26.872000000</dc:date>
    <meta:editing-duration>PT15M42S</meta:editing-duration>
    <meta:editing-cycles>3</meta:editing-cycles>
    <meta:generator>LibreOffice/6.0.2.1$Windows_X86_64 LibreOffice_project/f7f06a8f319e4b62f9bc5095aa112a65d2f3ac89</meta:generator>
    <meta:document-statistic meta:table-count="3" meta:cell-count="1319" meta:object-count="0"/>
  </office:meta>
</office:document-meta>
</file>